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816in" table:align="left"/>
    </style:style>
    <style:style style:name="Table1.A" style:family="table-column">
      <style:table-column-properties style:column-width="1.316in"/>
    </style:style>
    <style:style style:name="Table1.B" style:family="table-column">
      <style:table-column-properties style:column-width="0.7757in"/>
    </style:style>
    <style:style style:name="Table1.C" style:family="table-column">
      <style:table-column-properties style:column-width="3.4667in"/>
    </style:style>
    <style:style style:name="Table1.D" style:family="table-column">
      <style:table-column-properties style:column-width="1.2576in"/>
    </style:style>
    <style:style style:name="Table1.A1" style:family="table-cell">
      <style:table-cell-properties style:vertical-align="middle" fo:padding="0.0194in" fo:border="none"/>
    </style:style>
    <style:style style:name="P1" style:family="paragraph" style:parent-style-name="Quotations" style:list-style-name="L19"/>
    <style:style style:name="P2" style:family="paragraph" style:parent-style-name="Quotations" style:list-style-name="L20"/>
    <style:style style:name="P3" style:family="paragraph" style:parent-style-name="Quotations" style:list-style-name="L21"/>
    <style:style style:name="P4" style:family="paragraph" style:parent-style-name="Quotations" style:list-style-name="L22"/>
    <style:style style:name="P5" style:family="paragraph" style:parent-style-name="Quotations" style:list-style-name="L23"/>
    <style:style style:name="P6" style:family="paragraph" style:parent-style-name="Quotations" style:list-style-name="L24"/>
    <style:style style:name="P7" style:family="paragraph" style:parent-style-name="Quotations" style:list-style-name="L25"/>
    <style:style style:name="P8" style:family="paragraph" style:parent-style-name="Standard">
      <style:paragraph-properties fo:margin-top="0in" fo:margin-bottom="0.1965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tilizaremos este chat para crear la linea argumental de la aventura de Elara a lo largo de todo el libro.</text:p>
      <text:h text:style-name="Heading_20_6" text:outline-level="6">ChatGPT said:</text:h>
      <text:p text:style-name="Text_20_body">Perfecto 🌙<text:line-break/>Usaremos este espacio para construir <text:span text:style-name="Strong_20_Emphasis">la línea argumental completa de la aventura de Elara</text:span>, desde el inicio hasta el final del libro, siguiendo el desarrollo de los actos y capítulos que definiste.</text:p>
      <text:p text:style-name="Text_20_body">Te propongo un enfoque de trabajo ordenado y progresivo:</text:p>
      <text:list xml:id="list3850114719" text:style-name="L1">
        <text:list-item>
          <text:p text:style-name="P9"><text:span text:style-name="Strong_20_Emphasis">Estructura general:</text:span><text:line-break/>– Resumimos el arco narrativo completo de Elara: su viaje exterior (la búsqueda del libro) y su viaje interior (la búsqueda de la verdad).<text:line-break/>– Identificamos los hitos principales (inicio, revelaciones, pruebas, crisis, clímax y resolución).</text:p>
        </text:list-item>
        <text:list-item>
          <text:p text:style-name="P9"><text:span text:style-name="Strong_20_Emphasis">Acto por acto:</text:span><text:line-break/>– En cada acto desarrollaremos cómo se manifiesta la aventura de Elara en relación con los temas filosófico-místicos del libro.<text:line-break/>– Cada capítulo tendrá su <text:span text:style-name="Emphasis">aventura concreta</text:span>, su <text:span text:style-name="Emphasis">mensaje simbólico</text:span>, y un <text:span text:style-name="Emphasis">desarrollo emocional</text:span>.</text:p>
        </text:list-item>
        <text:list-item>
          <text:p text:style-name="P9"><text:span text:style-name="Strong_20_Emphasis">Coherencia temática:</text:span><text:line-break/>– Nos aseguraremos de que su viaje físico refleje los conceptos de cada capítulo del ensayo.<text:line-break/>– Lo que ocurre en el mundo exterior (aventura) será espejo de lo que ocurre en el mundo interior (reflexión).</text:p>
        </text:list-item>
      </text:list>
      <text:p text:style-name="Text_20_body">¿Te gustaría que comencemos ahora trazando <text:span text:style-name="Strong_20_Emphasis">la línea general completa del arco de Elara</text:span> (una vista panorámica del viaje de principio a fin)?<text:line-break/>O prefieres que empecemos <text:span text:style-name="Strong_20_Emphasis">acto por acto</text:span>, comenzando por <text:span text:style-name="Emphasis">La Búsqueda de la Verdad</text:span> (Acto 1)?</text:p>
      <text:h text:style-name="Heading_20_5" text:outline-level="5">You said:</text:h>
      <text:p text:style-name="Text_20_body">lo que dices esta muy bien. asi lo haremos. ahora 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h text:style-name="Heading_20_6" text:outline-level="6">ChatGPT said:</text:h>
      <text:p text:style-name="Text_20_body">Excelente planteo 🔥<text:line-break/>Empezar por el <text:span text:style-name="Strong_20_Emphasis">Acto 3: “La inteligencia invisible”</text:span> es la mejor decisión, porque allí está el corazón conceptual del libro: el momento en que Elara —y el lector— comprenden que la vida <text:span text:style-name="Strong_20_Emphasis">no es un accidente</text:span>, sino un <text:span text:style-name="Strong_20_Emphasis">sistema inteligente</text:span> que piensa, crea y se transforma a sí mismo.</text:p>
      <text:p text:style-name="Text_20_body">Entonces, la tarea será doble:</text:p>
      <text:list xml:id="list3037868396" text:style-name="L2">
        <text:list-item>
          <text:p text:style-name="P10"><text:span text:style-name="Strong_20_Emphasis">Narrativamente</text:span>, este acto marca un punto de revelación en el viaje de Elara: deja de buscar respuestas fuera de sí y comienza a entender que la inteligencia que rige el mundo también habita en ella.</text:p>
        </text:list-item>
        <text:list-item>
          <text:p text:style-name="P10"><text:soft-page-break/><text:span text:style-name="Strong_20_Emphasis">Conceptualmente</text:span>, debemos mostrar —mediante la aventura— cómo funciona ese sistema: el ADN, la reproducción, los individuos y el ciclo de vida como proceso inteligente.</text:p>
        </text:list-item>
      </text:list>
      <text:p text:style-name="Text_20_body">👉 Te propongo estructurar el trabajo sobre este acto en cuatro fases:</text:p>
      <text:list xml:id="list1189250807" text:style-name="L3">
        <text:list-item>
          <text:p text:style-name="P11"><text:span text:style-name="Strong_20_Emphasis">Visión global del acto:</text:span><text:line-break/>— Qué representa este tramo en el viaje de Elara.<text:line-break/>— Qué tipo de experiencia vivirá (viaje físico, revelación mística, contacto con una fuerza invisible).<text:line-break/>— Qué transformación interior experimentará.</text:p>
        </text:list-item>
        <text:list-item>
          <text:p text:style-name="P11"><text:span text:style-name="Strong_20_Emphasis">Desarrollo capítulo por capítulo (8 al 13):</text:span><text:line-break/>— <text:span text:style-name="Emphasis">Cap. 8: La vida</text:span> → descubrimiento del principio vital.<text:line-break/>— <text:span text:style-name="Emphasis">Cap. 9: El ADN</text:span> → el código oculto que sostiene toda forma.<text:line-break/>— <text:span text:style-name="Emphasis">Cap. 10: Reproducción</text:span> → el poder creador de la vida.<text:line-break/>— <text:span text:style-name="Emphasis">Cap. 11: Individuos</text:span> → cada ser como reflejo de la totalidad.<text:line-break/>— <text:span text:style-name="Emphasis">Cap. 12: Ciclo de vida</text:span> → nacer, crecer, morir, renacer.<text:line-break/>— <text:span text:style-name="Emphasis">Cap. 13: El sistema en funcionamiento</text:span> → visión completa de la inteligencia viva.</text:p>
        </text:list-item>
        <text:list-item>
          <text:p text:style-name="P11"><text:span text:style-name="Strong_20_Emphasis">Síntesis del mensaje místico:</text:span><text:line-break/>— Qué verdad aprende Elara en este acto.<text:line-break/>— Cómo se conecta con el libro mágico que busca.</text:p>
        </text:list-item>
        <text:list-item>
          <text:p text:style-name="P11"><text:span text:style-name="Strong_20_Emphasis">Semillas para los actos siguientes:</text:span><text:line-break/>— Qué preguntas nuevas deja abiertas.<text:line-break/>— Qué conflictos interiores o exteriores se disparan a partir de aquí.</text:p>
        </text:list-item>
      </text:list>
      <text:p text:style-name="Text_20_body">¿Te parece que comencemos por el <text:span text:style-name="Strong_20_Emphasis">punto 1: la visión global del acto</text:span>, describiendo qué tipo de experiencia vivirá Elara en este tramo del libro y cómo se transforma espiritualmente?</text:p>
      <text:h text:style-name="Heading_20_5" text:outline-level="5">You said:</text:h>
      <text:p text:style-name="Text_20_body">exactamente. tu planteamiento es correcto y esta en linea con lo que tengo en mente. pero antes de comenzar quisiera dejar claros algunos puntos importantes acerca del tono del relato. estamos de acuerdo en que es una historia fantastica en donde la magia y los fenomenos sobrenaturales tienen una participacion importante. sin embargo, no se trata de un cuento para ninos, es una historia para gente adulta, y por lo tanto la trama debe ser cred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como ejemplo dire que, en la biblia Tambien encontraremos fenomenos inexplicables, magia, y fantasia, sin embargo, el relato sigue siendo duro, realista y credible. Las aventuras de Elara del mismo modo deben ser realistas y mostrar la dureza de la vida, para que el lector pueda identificarse con ella.</text:p>
      <text:h text:style-name="Heading_20_6" text:outline-level="6">ChatGPT said:</text:h>
      <text:p text:style-name="Text_20_body">Perfectamente entendido ✅</text:p>
      <text:p text:style-name="Text_20_body"><text:soft-page-break/>Este punto es <text:span text:style-name="Strong_20_Emphasis">fundamental</text:span> para fijar el tono narrativo y garantizar que toda la construcción argumental tenga coherencia.<text:line-break/>Estamos hablando de una <text:span text:style-name="Strong_20_Emphasis">fantasía adulta</text:span>, con elementos sobrenaturales, sí, pero siempre <text:span text:style-name="Strong_20_Emphasis">al servicio del sentido</text:span>, <text:span text:style-name="Strong_20_Emphasis">de la emoción</text:span>, y <text:span text:style-name="Strong_20_Emphasis">de la credibilidad interna</text:span> del mundo.</text:p>
      <text:p text:style-name="Text_20_body">Te resumo lo que acabas de establecer, porque será nuestra brújula de estilo:</text:p>
      <text:p text:style-name="Horizontal_20_Line"/>
      <text:h text:style-name="Heading_20_3" text:outline-level="3">🧭 Principios del tono narrativo de la aventura de Elara</text:h>
      <text:list xml:id="list2003521224" text:style-name="L4">
        <text:list-item>
          <text:p text:style-name="P12"><text:span text:style-name="Strong_20_Emphasis">Fantástico, pero verosímil.</text:span><text:line-break/>Los fenómenos sobrenaturales existen, pero son tratados con solemnidad, misterio y respeto. No se presentan como “juegos mágicos”, sino como manifestaciones de fuerzas profundas de la naturaleza o del espíritu.</text:p>
        </text:list-item>
        <text:list-item>
          <text:p text:style-name="P12"><text:span text:style-name="Strong_20_Emphasis">Realismo simbólico.</text:span><text:line-break/>La magia no es caprichosa: cada acto o suceso tiene un <text:span text:style-name="Strong_20_Emphasis">significado</text:span>. Una visión, un encantamiento, una tormenta o una transformación deben tener un propósito narrativo o espiritual (revelar una verdad, probar la fe, mostrar una ley del universo, etc.).</text:p>
        </text:list-item>
        <text:list-item>
          <text:p text:style-name="P12"><text:span text:style-name="Strong_20_Emphasis">Madurez emocional.</text:span><text:line-break/>Elara no es una heroína infantil: su viaje es doloroso, introspectivo, lleno de pérdida, duda, y descubrimiento. Cada paso la enfrenta con su propio límite. La dureza del mundo forma parte de su crecimiento.</text:p>
        </text:list-item>
        <text:list-item>
          <text:p text:style-name="P12"><text:span text:style-name="Strong_20_Emphasis">Sobriedad mística.</text:span><text:line-break/>Los elementos milagrosos se presentan como misterios naturales o espirituales. Nunca como fantasías decorativas. Si Elara “ve” algo, es porque ha trascendido una frontera del conocimiento.</text:p>
        </text:list-item>
        <text:list-item>
          <text:p text:style-name="P12"><text:span text:style-name="Strong_20_Emphasis">Inspiración bíblica o mitológica.</text:span><text:line-break/>Como en los textos sagrados o épicos, los sucesos extraordinarios están narrados con gravedad y peso simbólico. Lo irreal se siente <text:span text:style-name="Strong_20_Emphasis">posible</text:span>, porque está enraizado en una verdad interior.</text:p>
        </text:list-item>
      </text:list>
      <text:p text:style-name="Horizontal_20_Line"/>
      <text:p text:style-name="Text_20_body">Con este marco, podemos construir un relato donde la magia <text:span text:style-name="Strong_20_Emphasis">es real</text:span>, pero su función es <text:span text:style-name="Strong_20_Emphasis">revelar lo invisible</text:span>, no distraer del sentido.<text:line-break/>Por ejemplo, si Elara encuentra un “árbol de luz”, no es un adorno poético: es una experiencia que encarna la idea del ADN o de la vida generadora.</text:p>
      <text:p text:style-name="Horizontal_20_Line"/>
      <text:p text:style-name="Text_20_body">¿Quieres que ahora, con este tono establecido, avancemos a <text:span text:style-name="Strong_20_Emphasis">definir la visión global del Acto 3</text:span> (cómo será la experiencia central de Elara en “La inteligencia invisible” y qué representa en su evolución espiritual)?</text:p>
      <text:h text:style-name="Heading_20_5" text:outline-level="5"><text:soft-page-break/>You said:</text:h>
      <text:p text:style-name="Text_20_body">ok. 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encuentre respuestas acerca de la propia existencia, sino quizas, Tambien la forma de recuperar a su abuela Mag. y con determinacion y la ayuda de Khron comienza a estudiar los antiguos escritos que se 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h text:style-name="Heading_20_6" text:outline-level="6"><text:soft-page-break/>ChatGPT said:</text:h>
      <text:p text:style-name="Text_20_body">Excelente, este resumen que propones es <text:span text:style-name="Strong_20_Emphasis">clarísimo, coherente y sólido</text:span>.<text:line-break/>Define perfectamente el arco general del relato y la transformación interior de Elara, manteniendo el equilibrio entre la <text:span text:style-name="Strong_20_Emphasis">aventura épica</text:span>, el <text:span text:style-name="Strong_20_Emphasis">descubrimiento intelectual</text:span> y la <text:span text:style-name="Strong_20_Emphasis">búsqueda espiritual</text:span>.</text:p>
      <text:p text:style-name="Text_20_body">Lo que tenemos aquí es ya un <text:span text:style-name="Strong_20_Emphasis">esqueleto argumental maestro</text:span>, desde el cual podremos ir añadiendo capas: personajes, giros, simbolismo, estructura interna por actos y capítulos.</text:p>
      <text:p text:style-name="Text_20_body">Voy a resumir y destacar los <text:span text:style-name="Strong_20_Emphasis">elementos esenciales</text:span> que acaban de quedar establecidos (esto nos servirá como marco fijo antes de avanzar):</text:p>
      <text:p text:style-name="Horizontal_20_Line"/>
      <text:h text:style-name="Heading_20_3" text:outline-level="3">🧱 Estructura base del relato</text:h>
      <text:h text:style-name="Heading_20_4" text:outline-level="4">1. <text:span text:style-name="Strong_20_Emphasis">El punto de partida</text:span></text:h>
      <text:list xml:id="list3730463912" text:style-name="L5">
        <text:list-item>
          <text:p text:style-name="P13">Elara: joven fuerte, inteligente, exploradora, con sed de conocimiento.</text:p>
        </text:list-item>
        <text:list-item>
          <text:p text:style-name="P13">Vive en Rainwater, una aldea aislada en Lluviara.</text:p>
        </text:list-item>
        <text:list-item>
          <text:p text:style-name="P13">Criada por su abuela Mag, figura afectiva y sabia, su única familia.</text:p>
        </text:list-item>
        <text:list-item>
          <text:p text:style-name="P13">Busca una <text:span text:style-name="Strong_20_Emphasis">razón para vivir</text:span>: no se conforma con aceptar las explicaciones míticas.</text:p>
        </text:list-item>
      </text:list>
      <text:h text:style-name="Heading_20_4" text:outline-level="4">2. <text:span text:style-name="Strong_20_Emphasis">El llamado</text:span></text:h>
      <text:list xml:id="list2013293769" text:style-name="L6">
        <text:list-item>
          <text:p text:style-name="P14">Guiada por <text:span text:style-name="Strong_20_Emphasis">Khron</text:span>, sacerdote del Templo de la Lluvia.</text:p>
        </text:list-item>
        <text:list-item>
          <text:p text:style-name="P14">Escucha hablar del <text:span text:style-name="Strong_20_Emphasis">Codex</text:span>, un libro legendario que contiene todo el conocimiento.</text:p>
        </text:list-item>
        <text:list-item>
          <text:p text:style-name="P14">Su muerte (de Mag) actúa como detonante: Elara decide encontrar el libro.</text:p>
        </text:list-item>
        <text:list-item>
          <text:p text:style-name="P14">Su motivación es doble: <text:span text:style-name="Strong_20_Emphasis">comprender la vida</text:span> y <text:span text:style-name="Strong_20_Emphasis">revertir la muerte</text:span>.</text:p>
        </text:list-item>
      </text:list>
      <text:h text:style-name="Heading_20_4" text:outline-level="4">3. <text:span text:style-name="Strong_20_Emphasis">La búsqueda</text:span></text:h>
      <text:list xml:id="list172834420" text:style-name="L7">
        <text:list-item>
          <text:p text:style-name="P15">Con ayuda de Khron, estudia antiguos escritos.</text:p>
        </text:list-item>
        <text:list-item>
          <text:p text:style-name="P15">Usa su lógica y su inteligencia para <text:span text:style-name="Strong_20_Emphasis">deducir el paradero</text:span> del Codex.</text:p>
        </text:list-item>
        <text:list-item>
          <text:p text:style-name="P15">Parte sola hacia lo desconocido: una expedición peligrosa.</text:p>
        </text:list-item>
      </text:list>
      <text:h text:style-name="Heading_20_4" text:outline-level="4">4. <text:span text:style-name="Strong_20_Emphasis">La caída</text:span></text:h>
      <text:list xml:id="list4201412668" text:style-name="L8">
        <text:list-item>
          <text:p text:style-name="P16">Encuentra el Codex, pero el libro <text:span text:style-name="Strong_20_Emphasis">tiene voluntad propia</text:span>.</text:p>
        </text:list-item>
        <text:list-item>
          <text:p text:style-name="P16">Se defiende, la rechaza y la arroja mágicamente al otro lado del mundo.</text:p>
        </text:list-item>
        <text:list-item>
          <text:p text:style-name="P16">Este hecho separa a Elara del libro y marca el <text:span text:style-name="Strong_20_Emphasis">inicio de su viaje de retorno</text:span>.</text:p>
        </text:list-item>
      </text:list>
      <text:h text:style-name="Heading_20_4" text:outline-level="4">5. <text:span text:style-name="Strong_20_Emphasis">El viaje</text:span></text:h>
      <text:list xml:id="list3351492131" text:style-name="L9">
        <text:list-item>
          <text:p text:style-name="P17">Elara debe <text:span text:style-name="Strong_20_Emphasis">atravesar Lluviara</text:span> entera para regresar.</text:p>
        </text:list-item>
        <text:list-item>
          <text:p text:style-name="P17"><text:soft-page-break/>Sin mapa, sin transporte, sin aliados conocidos.</text:p>
        </text:list-item>
        <text:list-item>
          <text:p text:style-name="P17">En su viaje:</text:p>
          <text:list>
            <text:list-item>
              <text:p text:style-name="P17">Encuentra <text:span text:style-name="Strong_20_Emphasis">personajes</text:span> (maestros, enemigos, compañeros efímeros).</text:p>
            </text:list-item>
            <text:list-item>
              <text:p text:style-name="P17">Vive <text:span text:style-name="Strong_20_Emphasis">aventuras simbólicas</text:span> que revelan las verdades de cada capítulo.</text:p>
            </text:list-item>
            <text:list-item>
              <text:p text:style-name="P17">Descubre poco a poco la <text:span text:style-name="Strong_20_Emphasis">inteligencia invisible</text:span> que rige la vida.</text:p>
            </text:list-item>
            <text:list-item>
              <text:p text:style-name="P17">Se enfrenta al mal representado por <text:span text:style-name="Strong_20_Emphasis">Morgerathus</text:span>, que busca dominar el libro.</text:p>
            </text:list-item>
          </text:list>
        </text:list-item>
      </text:list>
      <text:h text:style-name="Heading_20_4" text:outline-level="4">6. <text:span text:style-name="Strong_20_Emphasis">La transformación</text:span></text:h>
      <text:list xml:id="list3984851530" text:style-name="L10">
        <text:list-item>
          <text:p text:style-name="P18">En cada capítulo, Elara <text:span text:style-name="Strong_20_Emphasis">evoluciona</text:span>:<text:line-break/>De la superstición → al conocimiento → a la sabiduría interior.</text:p>
        </text:list-item>
        <text:list-item>
          <text:p text:style-name="P18">Aprende las leyes de la vida, del pensamiento y del espíritu.</text:p>
        </text:list-item>
        <text:list-item>
          <text:p text:style-name="P18">Comprende que <text:span text:style-name="Strong_20_Emphasis">la verdadera inteligencia está dentro</text:span>.</text:p>
        </text:list-item>
      </text:list>
      <text:h text:style-name="Heading_20_4" text:outline-level="4">7. <text:span text:style-name="Strong_20_Emphasis">El retorno</text:span></text:h>
      <text:list xml:id="list1170301423" text:style-name="L11">
        <text:list-item>
          <text:p text:style-name="P19">Tras un largo viaje, regresa al lugar del Codex.</text:p>
        </text:list-item>
        <text:list-item>
          <text:p text:style-name="P19">Ahora es <text:span text:style-name="Strong_20_Emphasis">sabia, poderosa, consciente</text:span>.</text:p>
        </text:list-item>
        <text:list-item>
          <text:p text:style-name="P19">Entiende que el libro solo revela a quien ya ha comprendido.</text:p>
        </text:list-item>
        <text:list-item>
          <text:p text:style-name="P19">Decide <text:span text:style-name="Strong_20_Emphasis">mantenerlo oculto</text:span>, pues su poder no debe caer en manos del mal.</text:p>
        </text:list-item>
        <text:list-item>
          <text:p text:style-name="P19">Ha encontrado <text:span text:style-name="Strong_20_Emphasis">las respuestas dentro de sí misma</text:span>.</text:p>
        </text:list-item>
      </text:list>
      <text:p text:style-name="Horizontal_20_Line"/>
      <text:p text:style-name="Text_20_body">Este argumento nos da una <text:span text:style-name="Strong_20_Emphasis">base completa y funcional</text:span>:</text:p>
      <text:list xml:id="list278639738" text:style-name="L12">
        <text:list-item>
          <text:p text:style-name="P20">Tiene un <text:span text:style-name="Strong_20_Emphasis">inicio claro (llamado y partida)</text:span>.</text:p>
        </text:list-item>
        <text:list-item>
          <text:p text:style-name="P20">Un <text:span text:style-name="Strong_20_Emphasis">centro poderoso (viaje de aprendizaje)</text:span>.</text:p>
        </text:list-item>
        <text:list-item>
          <text:p text:style-name="P20">Y un <text:span text:style-name="Strong_20_Emphasis">final maduro (revelación y renuncia)</text:span>.</text:p>
        </text:list-item>
      </text:list>
      <text:p text:style-name="Text_20_body">Además, encaja perfectamente con el propósito filosófico del libro: mostrar que el conocimiento verdadero <text:span text:style-name="Strong_20_Emphasis">no se obtiene del exterior</text:span>, sino que se <text:span text:style-name="Strong_20_Emphasis">despierta a través de la experiencia vital</text:span>.</text:p>
      <text:p text:style-name="Horizontal_20_Line"/>
      <text:p text:style-name="Text_20_body">💡 Te propongo que el siguiente paso sea <text:span text:style-name="Strong_20_Emphasis">definir los grandes ejes simbólicos del viaje de Elara</text:span>, es decir:</text:p>
      <text:list xml:id="list683189331" text:style-name="L13">
        <text:list-item>
          <text:p text:style-name="P21">Qué representa <text:span text:style-name="Strong_20_Emphasis">Lluviara</text:span> en el plano simbólico (¿el mundo? ¿la mente? ¿la existencia?).</text:p>
        </text:list-item>
        <text:list-item>
          <text:p text:style-name="P21">Qué representa <text:span text:style-name="Strong_20_Emphasis">el Codex</text:span>.</text:p>
        </text:list-item>
        <text:list-item>
          <text:p text:style-name="P21">Qué representa <text:span text:style-name="Strong_20_Emphasis">Morgerathus</text:span>.</text:p>
        </text:list-item>
        <text:list-item>
          <text:p text:style-name="P21"><text:soft-page-break/>Qué simboliza <text:span text:style-name="Strong_20_Emphasis">la travesía</text:span>.</text:p>
        </text:list-item>
      </text:list>
      <text:p text:style-name="Text_20_body">Estos significados darán coherencia a cada acto y capítulo, permitiendo que todas las aventuras tengan un hilo conductor filosófico.</text:p>
      <text:p text:style-name="Text_20_body">¿Quieres que trabajemos ahora en esos cuatro símbolos principales?</text:p>
      <text:h text:style-name="Heading_20_5" text:outline-level="5">You said:</text:h>
      <text:p text:style-name="Text_20_body">muy buena propuesta. me parece un excelente punto de partida. veamos. 1- Lluviara representa el mundo. Es un lugar aislado, rodeado por el mar y Sus habitantes no conocen otras tierras. 2- El Codex, representa la fuente del conocimiento, la magia, el misterio. Elara hara descubrimientos que le proporcionaran conocimientos a lo largo de sus viajes, y todos ellos estaran de algun modo relacionados con el Codex. descubrimientos tales como antiguos grabados en piedra en las paredes de cuevas, o antiguos pergaminos con escritos misticos, o el relato de ancianos sabios que repiten ensenanzas trasmitidas de padres a hijos por generaciones. mensajes misteriosos, enigmaticos, cargados de conocimiento existencial. todo parece articulado por el codex. el mismo viaje de Elara es obra del codex que la envia magicamente a un lugar misterioso, y desde ese punto de partida toda su travesia parece organizada por el mismo codex. 4- La travesia de Elara, que representa la busqueda del conocimiento, un viaje que no tiene fin. tengo un parrafo que lo describe, es el siguiente: ' La busqueda del conocimiento es un largo viaje hacia lo desconocido. cuando me disponia a iniciar la marcha el camino se presento ante mi, infinito. dude. como podria recorrer un camino que no tiene fin? los primeros rayos del sol se filtraron por la densa vegetacion del bosque apague con cuidado los ultimos restos del fuego. y me puse en pie. el camino mas largo se recorre un paso a la vez. '</text:p>
      <text:h text:style-name="Heading_20_6" text:outline-level="6">ChatGPT said:</text:h>
      <text:p text:style-name="Text_20_body">✨ Perfecto.<text:line-break/>Esto que acabas de establecer es <text:span text:style-name="Strong_20_Emphasis">esencial</text:span>.<text:line-break/>Define el marco simbólico que sostendrá todo el relato y, al mismo tiempo, fija el tono filosófico y poético del viaje.</text:p>
      <text:p text:style-name="Text_20_body">Te propongo ordenar y sintetizar lo que acabas de decir —añadiendo algunos matices para integrarlo al conjunto narrativo— para dejarlo como <text:span text:style-name="Strong_20_Emphasis">base conceptual oficial del universo de Elara</text:span>:</text:p>
      <text:p text:style-name="Horizontal_20_Line"/>
      <text:h text:style-name="Heading_20_3" text:outline-level="3">🌍 1. Lluviara – <text:span text:style-name="Emphasis">El mundo visible</text:span></text:h>
      <text:p text:style-name="Text_20_body"><text:span text:style-name="Strong_20_Emphasis">Significado simbólico:</text:span><text:line-break/>Lluviara representa <text:span text:style-name="Strong_20_Emphasis">el mundo conocido</text:span>, el ámbito de la experiencia, el escenario donde la inteligencia invisible se manifiesta. Es un <text:span text:style-name="Strong_20_Emphasis">microcosmos cerrado</text:span>, rodeado por el mar, cuyos habitantes creen que <text:span text:style-name="Strong_20_Emphasis">no existe nada más allá</text:span>.</text:p>
      <text:p text:style-name="Text_20_body"><text:span text:style-name="Strong_20_Emphasis">Dimensión filosófica:</text:span><text:line-break/>Elara, como buscadora, se mueve dentro de ese mundo cerrado y limitado, pero su viaje la llevará a descubrir que <text:span text:style-name="Strong_20_Emphasis">la frontera del mundo es una ilusión mental</text:span>. Lluviara es el reflejo de nuestra percepción: creemos conocerlo todo, cuando apenas vemos una fracción de lo real.</text:p>
      <text:p text:style-name="Text_20_body"><text:soft-page-break/><text:span text:style-name="Strong_20_Emphasis">Función narrativa:</text:span><text:line-break/>El hecho de que Lluviara esté aislada sirve para dar credibilidad a su cosmovisión: un pueblo que se cree único, con sus mitos, sus dioses, sus supersticiones.<text:line-break/>Elara será la primera en desafiar ese límite, <text:span text:style-name="Strong_20_Emphasis">intentando ver más allá de su mundo</text:span>, tanto física como espiritualmente.</text:p>
      <text:p text:style-name="Horizontal_20_Line"/>
      <text:h text:style-name="Heading_20_3" text:outline-level="3">📜 2. El Codex – <text:span text:style-name="Emphasis">La fuente del conocimiento</text:span></text:h>
      <text:p text:style-name="Text_20_body"><text:span text:style-name="Strong_20_Emphasis">Significado simbólico:</text:span><text:line-break/>El Codex representa <text:span text:style-name="Strong_20_Emphasis">la totalidad del conocimiento</text:span>, <text:span text:style-name="Strong_20_Emphasis">la mente universal</text:span>, el misterio del origen. Es, en cierto sentido, una manifestación física de la <text:span text:style-name="Strong_20_Emphasis">inteligencia invisible</text:span>: un objeto que contiene lo que el ser humano desea saber, pero que <text:span text:style-name="Strong_20_Emphasis">solo se revela a quien está preparado para comprenderlo</text:span>.</text:p>
      <text:p text:style-name="Text_20_body"><text:span text:style-name="Strong_20_Emphasis">Dimensión mística:</text:span><text:line-break/>El Codex no es solo un libro: es una <text:span text:style-name="Strong_20_Emphasis">fuerza viva</text:span>. Tiene voluntad, puede actuar, y guía los acontecimientos. El viaje de Elara parece orquestado por él, como si la misma inteligencia del universo la hubiera elegido para despertar.<text:line-break/>Cada pista, cada hallazgo, cada enseñanza que recibe, forma parte del plan del Codex para transformarla.</text:p>
      <text:p text:style-name="Text_20_body"><text:span text:style-name="Strong_20_Emphasis">Función narrativa:</text:span><text:line-break/>Su búsqueda inicial es externa —quiere <text:span text:style-name="Emphasis">encontrar</text:span> el libro—, pero a medida que avanza, la comprensión se vuelve interior: <text:span text:style-name="Strong_20_Emphasis">el verdadero Codex está en ella</text:span>, en su mente, en su espíritu. Al final, cuando lo alcanza, ya no lo necesita.</text:p>
      <text:p text:style-name="Horizontal_20_Line"/>
      <text:h text:style-name="Heading_20_3" text:outline-level="3">⚔️ 3. Morgerathus – <text:span text:style-name="Emphasis">El rostro del mal</text:span></text:h>
      <text:p text:style-name="Text_20_body">(Queda pendiente desarrollar este punto que saltamos en tu lista. Propongo esbozarlo aquí.)</text:p>
      <text:p text:style-name="Text_20_body"><text:span text:style-name="Strong_20_Emphasis">Significado simbólico:</text:span><text:line-break/>Morgerathus representa <text:span text:style-name="Strong_20_Emphasis">la corrupción del conocimiento</text:span>, la tentación de usar la sabiduría para dominar. Es la sombra que habita en toda mente inteligente: el deseo de poder, de control, de trascender los límites por la fuerza.<text:line-break/>Es el reflejo oscuro de Elara: ambos buscan el Codex, pero por motivos opuestos.</text:p>
      <text:p text:style-name="Text_20_body"><text:span text:style-name="Strong_20_Emphasis">Dimensión filosófica:</text:span><text:line-break/>Elara busca comprender; Morgerathus busca poseer.<text:line-break/>Ella se transforma a través del conocimiento; él se destruye al intentar someterlo.</text:p>
      <text:p text:style-name="Text_20_body"><text:span text:style-name="Strong_20_Emphasis">Función narrativa:</text:span><text:line-break/>Sus apariciones puntúan el viaje de Elara, recordándole que <text:span text:style-name="Strong_20_Emphasis">todo saber implica una responsabilidad moral</text:span>. Representa el riesgo de la inteligencia sin conciencia.</text:p>
      <text:p text:style-name="Horizontal_20_Line"/>
      <text:h text:style-name="Heading_20_3" text:outline-level="3"><text:soft-page-break/>🛤️ 4. La Travesía – <text:span text:style-name="Emphasis">El camino del conocimiento</text:span></text:h>
      <text:p text:style-name="Text_20_body"><text:span text:style-name="Strong_20_Emphasis">Significado simbólico:</text:span><text:line-break/>La travesía de Elara es <text:span text:style-name="Strong_20_Emphasis">la búsqueda del conocimiento</text:span>, una marcha hacia lo desconocido, sin fin visible.<text:line-break/>Cada paso representa una nueva comprensión. Cada obstáculo, una lección.<text:line-break/>El viaje no termina cuando alcanza su meta, sino cuando <text:span text:style-name="Strong_20_Emphasis">acepta que el conocimiento verdadero no tiene final</text:span>.</text:p>
      <text:p text:style-name="Text_20_body"><text:span text:style-name="Strong_20_Emphasis">Fragmento representativo (tuyo, hermoso y potente):</text:span></text:p>
      <text:p text:style-name="Quotations">“La búsqueda del conocimiento es<text:line-break/>un largo viaje hacia lo desconocido.<text:line-break/>Cuando me disponía a iniciar la marcha,<text:line-break/>el camino se presentó ante mí,<text:line-break/>infinito.<text:line-break/>Dudé.<text:line-break/>¿Cómo podría recorrer un camino que no tiene fin?</text:p>
      <text:p text:style-name="Quotations">Los primeros rayos del sol se filtraron por la densa vegetación del bosque.<text:line-break/>Apagué con cuidado los últimos restos del fuego,<text:line-break/>y me puse en pie.</text:p>
      <text:p text:style-name="Quotations">El camino más largo se recorre<text:line-break/>un paso a la vez.”</text:p>
      <text:p text:style-name="Text_20_body">Este pasaje podría ser <text:span text:style-name="Strong_20_Emphasis">la apertura del Acto 3</text:span>, cuando Elara, tras ser arrojada por el Codex a un lugar desconocido, se levanta y comprende que su única opción es avanzar. Es su primer acto de fe en el viaje, su aceptación del destino.</text:p>
      <text:p text:style-name="Horizontal_20_Line"/>
      <text:p text:style-name="Text_20_body">Si estás de acuerdo con este marco simbólico, el próximo paso podría ser:<text:line-break/>👉 <text:span text:style-name="Strong_20_Emphasis">establecer la estructura dramática del Acto 3</text:span>, viendo cómo en cada capítulo (8–13) Elara vive una experiencia distinta que encarna uno de estos principios (la vida, el ADN, la reproducción, los individuos, el ciclo de vida, el sistema).</text:p>
      <text:p text:style-name="Text_20_body">¿Quieres que avancemos con eso ahora —definir el arco narrativo del Acto 3—, o prefieres antes que completemos la definición simbólica del mal (Morgerathus) en más detalle?</text:p>
      <text:h text:style-name="Heading_20_5" text:outline-level="5">You said:</text:h>
      <text:p text:style-name="Text_20_body">Exactamente. El punto que debemos trabajar mas es Morgerathus y el mal, y es lo que haremos a continuacion y es por eso que no lo he incluido en la lista anterior. Lo que propones acerca de Lluviara, el Codex y la Travesia me parece muy acertado. Veamos ahora como podemos dar significado al mal en esta historia. Y como podemos crear una linea argumental general para la lucha entre el bien y el mal.</text:p>
      <text:h text:style-name="Heading_20_6" text:outline-level="6">ChatGPT said:</text:h>
      <text:p text:style-name="Text_20_body">Excelente. 🌑<text:line-break/>El tratamiento del <text:span text:style-name="Strong_20_Emphasis">mal</text:span> es crucial porque define la profundidad ética y espiritual del relato. No basta con <text:soft-page-break/>que haya un antagonista: debemos entender <text:span text:style-name="Strong_20_Emphasis">qué representa</text:span>, <text:span text:style-name="Strong_20_Emphasis">por qué existe</text:span> y <text:span text:style-name="Strong_20_Emphasis">qué función cumple</text:span> en el viaje de Elara.</text:p>
      <text:p text:style-name="Text_20_body">En una historia como esta —de búsqueda, conocimiento y trascendencia—, el mal no puede ser un simple enemigo exterior. Debe tener <text:span text:style-name="Strong_20_Emphasis">una raíz interior y filosófica</text:span>.</text:p>
      <text:p text:style-name="Text_20_body">Propongo que trabajemos desde tres niveles simultáneos:</text:p>
      <text:p text:style-name="Horizontal_20_Line"/>
      <text:h text:style-name="Heading_20_2" text:outline-level="2">⚫ 1. El significado del mal en la historia</text:h>
      <text:p text:style-name="Text_20_body">El mal no es solo una fuerza destructiva: es <text:span text:style-name="Strong_20_Emphasis">la sombra de la inteligencia</text:span>.<text:line-break/>Allí donde hay razón, conocimiento o poder, aparece la posibilidad de corromperlo.<text:line-break/>El mal surge cuando <text:span text:style-name="Strong_20_Emphasis">la inteligencia pierde su centro</text:span>, cuando se separa de su propósito vital.</text:p>
      <text:p text:style-name="Text_20_body">En el universo de Lluviara, el mal representa <text:span text:style-name="Strong_20_Emphasis">la ruptura del equilibrio natural</text:span>, la negación del orden invisible que sostiene la vida.</text:p>
      <text:p text:style-name="Text_20_body">Así, el mal en esta historia podría entenderse como:</text:p>
      <text:p text:style-name="Quotations"><text:span text:style-name="Strong_20_Emphasis">El intento de poseer lo que debe comprenderse,<text:line-break/>de dominar lo que debe amarse,<text:line-break/>de utilizar lo sagrado para servir al ego.</text:span></text:p>
      <text:p text:style-name="Text_20_body">Esta visión nos permite mostrar que <text:span text:style-name="Strong_20_Emphasis">Elara y Morgerathus son reflejos opuestos</text:span> de una misma búsqueda.<text:line-break/>Ambos desean conocer, pero uno busca <text:span text:style-name="Strong_20_Emphasis">para servir a la vida</text:span>, y el otro <text:span text:style-name="Strong_20_Emphasis">para dominarla</text:span>.</text:p>
      <text:p text:style-name="Horizontal_20_Line"/>
      <text:h text:style-name="Heading_20_2" text:outline-level="2">🔥 2. Morgerathus – El rostro del mal</text:h>
      <text:h text:style-name="Heading_20_3" text:outline-level="3">Su origen:</text:h>
      <text:p text:style-name="Text_20_body">Morgerathus fue en otro tiempo <text:span text:style-name="Strong_20_Emphasis">un sabio</text:span>, quizás incluso <text:span text:style-name="Strong_20_Emphasis">sacerdote o alquimista</text:span> del antiguo templo donde se mencionaba el Codex. Su conocimiento lo hizo poderoso, pero también arrogante. Creyó que el mundo podía ser dominado si uno comprendía sus leyes.</text:p>
      <text:p text:style-name="Text_20_body">Durante sus experimentos o rituales para obtener la sabiduría absoluta, <text:span text:style-name="Strong_20_Emphasis">el Codex lo rechazó</text:span>, tal como luego haría con Elara. Pero a diferencia de ella, Morgerathus <text:span text:style-name="Strong_20_Emphasis">no aceptó la lección</text:span>. Fue consumido por su deseo y deformado por el poder que no comprendía.</text:p>
      <text:p text:style-name="Text_20_body">Así se convirtió en <text:span text:style-name="Strong_20_Emphasis">el mago oscuro</text:span>, una mente brillante atrapada en la sombra.</text:p>
      <text:h text:style-name="Heading_20_3" text:outline-level="3">Su objetivo:</text:h>
      <text:p text:style-name="Text_20_body">Morgerathus busca <text:span text:style-name="Strong_20_Emphasis">el Codex</text:span> no para aprender, sino para <text:span text:style-name="Strong_20_Emphasis">reescribir la realidad</text:span>. Quiere alterar las leyes del mundo, imponer su voluntad sobre la vida y la muerte.<text:line-break/>Es la encarnación del <text:span text:style-name="Strong_20_Emphasis">conocimiento sin conciencia</text:span>.</text:p>
      <text:h text:style-name="Heading_20_3" text:outline-level="3"><text:soft-page-break/>Su simbolismo:</text:h>
      <text:p text:style-name="Text_20_body">Morgerathus representa:</text:p>
      <text:list xml:id="list1762365879" text:style-name="L14">
        <text:list-item>
          <text:p text:style-name="P22">El orgullo del intelecto.</text:p>
        </text:list-item>
        <text:list-item>
          <text:p text:style-name="P22">El deseo de eternidad mediante el dominio.</text:p>
        </text:list-item>
        <text:list-item>
          <text:p text:style-name="P22">La separación entre saber y ser.</text:p>
        </text:list-item>
      </text:list>
      <text:p text:style-name="Text_20_body">Es, en esencia, lo que Elara podría llegar a ser <text:span text:style-name="Strong_20_Emphasis">si fracasara en su evolución espiritual</text:span>.</text:p>
      <text:p text:style-name="Horizontal_20_Line"/>
      <text:h text:style-name="Heading_20_2" text:outline-level="2">⚔️ 3. La lucha entre el bien y el mal</text:h>
      <text:h text:style-name="Heading_20_3" text:outline-level="3">Nivel externo:</text:h>
      <text:p text:style-name="Text_20_body">A lo largo del viaje, Elara encontrará los rastros de Morgerathus: aldeas arrasadas, regiones corrompidas por su magia, criaturas deformadas por su ambición.<text:line-break/>Él mismo rara vez se mostrará físicamente; su presencia será como una sombra que se extiende sobre Lluviara.</text:p>
      <text:p text:style-name="Text_20_body">A medida que Elara avanza, ambos se acercan al Codex desde extremos opuestos del mundo.<text:line-break/>Su encuentro final no será solo un combate físico o mágico, sino <text:span text:style-name="Strong_20_Emphasis">una confrontación de visiones</text:span>.</text:p>
      <text:h text:style-name="Heading_20_3" text:outline-level="3">Nivel interno:</text:h>
      <text:p text:style-name="Text_20_body">La verdadera lucha ocurre dentro de Elara.<text:line-break/>En varios momentos, la tentación del poder se le presentará. El Codex la pondrá a prueba.<text:line-break/>Le ofrecerá el dominio sobre la vida, la posibilidad de alterar la muerte, la sabiduría total.<text:line-break/>Cada vez que ceda al deseo o al miedo, la sombra de Morgerathus crecerá dentro de ella.</text:p>
      <text:p text:style-name="Text_20_body">Al final comprenderá que <text:span text:style-name="Strong_20_Emphasis">el mal no se destruye, se trasciende</text:span>: no hay victoria definitiva sobre la oscuridad, solo comprensión, aceptación y equilibrio.</text:p>
      <text:h text:style-name="Heading_20_3" text:outline-level="3">Conclusión moral:</text:h>
      <text:p text:style-name="Quotations">“El mal no es una fuerza externa que deba ser vencida,<text:line-break/>sino una posibilidad interior que debe ser reconocida.”</text:p>
      <text:p text:style-name="Text_20_body">Así, el final del libro —cuando Elara decide <text:span text:style-name="Strong_20_Emphasis">no quedarse con el Codex</text:span>, sino ocultarlo— se convierte en el verdadero triunfo: ha vencido la tentación que destruyó a Morgerathus.</text:p>
      <text:p text:style-name="Horizontal_20_Line"/>
      <text:h text:style-name="Heading_20_2" text:outline-level="2">🌘 4. Línea argumental del conflicto bien–mal</text:h>
      <text:p text:style-name="Text_20_body">Podemos resumirla así:</text:p>
      <text:list xml:id="list4049421421" text:style-name="L15">
        <text:list-item>
          <text:p text:style-name="P23"><text:soft-page-break/><text:span text:style-name="Strong_20_Emphasis">Inicio:</text:span> Elara busca el Codex con un propósito noble, pero egoísta (entender la vida y traer de vuelta a su abuela).</text:p>
        </text:list-item>
        <text:list-item>
          <text:p text:style-name="P23"><text:span text:style-name="Strong_20_Emphasis">Caída:</text:span> Al tocar el libro, es rechazada y arrojada lejos. El Codex no castiga: <text:span text:style-name="Strong_20_Emphasis">enseña</text:span>.</text:p>
        </text:list-item>
        <text:list-item>
          <text:p text:style-name="P23"><text:span text:style-name="Strong_20_Emphasis">Viaje:</text:span> En su camino, se enfrenta a la sombra del mundo —la obra de Morgerathus— y a su propia sombra.</text:p>
        </text:list-item>
        <text:list-item>
          <text:p text:style-name="P23"><text:span text:style-name="Strong_20_Emphasis">Encuentro:</text:span> En el clímax, Elara enfrenta a Morgerathus, comprendiendo que él no es su enemigo, sino <text:span text:style-name="Strong_20_Emphasis">su reflejo corrompido</text:span>.</text:p>
        </text:list-item>
        <text:list-item>
          <text:p text:style-name="P23"><text:span text:style-name="Strong_20_Emphasis">Redención:</text:span> Elara vence no por poder, sino por comprensión. No destruye a Morgerathus: lo libera o lo trasciende.</text:p>
        </text:list-item>
        <text:list-item>
          <text:p text:style-name="P23"><text:span text:style-name="Strong_20_Emphasis">Epílogo:</text:span> Guarda el Codex. Entiende que el conocimiento es sagrado. Y que <text:span text:style-name="Strong_20_Emphasis">el verdadero mal es olvidar eso</text:span>.</text:p>
        </text:list-item>
      </text:list>
      <text:p text:style-name="Horizontal_20_Line"/>
      <text:p text:style-name="Text_20_body">¿Quieres que a partir de esta base elaboremos un <text:span text:style-name="Strong_20_Emphasis">boceto cronológico</text:span> de cómo se manifiesta Morgerathus y su influencia a lo largo de los actos? (por ejemplo: menciones iniciales, aparición indirecta, amenaza creciente, confrontación final).<text:line-break/>Eso nos ayudará luego a entrelazar su presencia con la evolución de Elara.</text:p>
      <text:h text:style-name="Heading_20_5" text:outline-level="5">You said:</text:h>
      <text:p text:style-name="Text_20_body">no. espera. tenemos que trabajar un poco mas en esta linea argumental. primero voy a proporcionarte algunos detalles mas. empecemos por lo siguiente:'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apoderarse del libro. Al final de la historia se desarrollara la batalla final.'</text:p>
      <text:h text:style-name="Heading_20_6" text:outline-level="6">ChatGPT said:</text:h>
      <text:p text:style-name="Text_20_body">Excelente. Este planteamiento que traes es muy sólido —tiene la estructura clásica de la gran aventura épica y al mismo tiempo deja espacio para el misterio y la tensión psicológica. Podemos trabajar sobre esta base para dar profundidad simbólica al conflicto entre el <text:span text:style-name="Strong_20_Emphasis">bien</text:span> y el <text:span text:style-name="Strong_20_Emphasis">mal</text:span>, y dotar a Morgerathus de una <text:span text:style-name="Strong_20_Emphasis">motivación trascendente</text:span>, no meramente destructiva.<text:line-break/><text:soft-page-break/>Permíteme analizar lo que ya tenemos y luego proponerte un desarrollo argumental coherente con el tono adulto y realista que mencionabas.</text:p>
      <text:p text:style-name="Horizontal_20_Line"/>
      <text:h text:style-name="Heading_20_3" text:outline-level="3">🔹 Análisis de la base</text:h>
      <text:list xml:id="list3076586030" text:style-name="L16">
        <text:list-item>
          <text:p text:style-name="P24">El <text:span text:style-name="Strong_20_Emphasis">bien</text:span> está representado por <text:span text:style-name="Strong_20_Emphasis">Elara</text:span>, aunque ella no es consciente de ello. Ella busca el conocimiento, pero lo hace impulsada por una inquietud interior, una necesidad espiritual, no por ansias de poder. Es decir: <text:span text:style-name="Strong_20_Emphasis">su búsqueda es pura, pero no completamente lúcida.</text:span></text:p>
        </text:list-item>
        <text:list-item>
          <text:p text:style-name="P24">El <text:span text:style-name="Strong_20_Emphasis">mal</text:span>, en cambio, está encarnado en <text:span text:style-name="Strong_20_Emphasis">Morgerathus</text:span>, quien sí comprende la magnitud del poder que busca, pero ha perdido toda conexión con el Espíritu (la inteligencia de la vida). Su deseo de dominio no es simple ambición: es <text:span text:style-name="Strong_20_Emphasis">una forma perversa de buscar sentido</text:span>. Él busca el conocimiento absoluto no para comprender, sino para <text:span text:style-name="Strong_20_Emphasis">someter la realidad a su voluntad.</text:span></text:p>
        </text:list-item>
        <text:list-item>
          <text:p text:style-name="P24">Esta diferencia sutil —la búsqueda del conocimiento para <text:span text:style-name="Strong_20_Emphasis">comprender</text:span> frente a la búsqueda del conocimiento para <text:span text:style-name="Strong_20_Emphasis">dominar</text:span>— será el eje simbólico del conflicto entre ambos.</text:p>
        </text:list-item>
      </text:list>
      <text:p text:style-name="Horizontal_20_Line"/>
      <text:h text:style-name="Heading_20_3" text:outline-level="3">🔹 Estructura argumental sugerida de la lucha entre el bien y el mal</text:h>
      <text:list xml:id="list2035811785" text:style-name="L17">
        <text:list-item>
          <text:p text:style-name="P25"><text:span text:style-name="Strong_20_Emphasis">El mal como inteligencia antigua</text:span></text:p>
          <text:list>
            <text:list-item>
              <text:p text:style-name="P25">Morgerathus no es un simple mago malvado. Es un ser que, en el pasado remoto, <text:span text:style-name="Strong_20_Emphasis">formó parte de los guardianes del conocimiento</text:span>, aquellos encargados de custodiar los secretos del Codex.</text:p>
            </text:list-item>
            <text:list-item>
              <text:p text:style-name="P25">Pero su corazón fue corrompido por el deseo de dominar el mundo con ese saber.</text:p>
            </text:list-item>
            <text:list-item>
              <text:p text:style-name="P25">Fue entonces condenado a vivir eternamente, <text:span text:style-name="Strong_20_Emphasis">sin poder morir</text:span>, como castigo por haber querido convertirse en dios.</text:p>
            </text:list-item>
            <text:list-item>
              <text:p text:style-name="P25">Desde entonces, ha habitado en las sombras del tiempo, influenciando reinos, envenenando mentes, buscando el rastro del Codex perdido.</text:p>
            </text:list-item>
          </text:list>
        </text:list-item>
        <text:list-item>
          <text:p text:style-name="P25"><text:span text:style-name="Strong_20_Emphasis">Elara como elegida inconsciente</text:span></text:p>
          <text:list>
            <text:list-item>
              <text:p text:style-name="P25">Elara desconoce su destino, pero su <text:span text:style-name="Strong_20_Emphasis">linaje está ligado a los antiguos guardianes</text:span> del libro. Su espíritu está conectado a la inteligencia viva que protege el conocimiento.</text:p>
            </text:list-item>
            <text:list-item>
              <text:p text:style-name="P25">Morgerathus lo sabe, y por eso la sigue: no puede acceder al Codex por sí mismo, necesita a alguien con esa conexión espiritual.</text:p>
            </text:list-item>
            <text:list-item>
              <text:p text:style-name="P25">Su plan es <text:span text:style-name="Strong_20_Emphasis">utilizar a Elara para abrir el camino</text:span>, y luego deshacerse de ella.</text:p>
            </text:list-item>
          </text:list>
        </text:list-item>
        <text:list-item>
          <text:p text:style-name="P25"><text:span text:style-name="Strong_20_Emphasis">El mal actúa desde las sombras</text:span></text:p>
          <text:list>
            <text:list-item>
              <text:p text:style-name="P25">Morgerathus nunca se enfrenta directamente a Elara durante la mayor parte del relato.</text:p>
            </text:list-item>
            <text:list-item>
              <text:p text:style-name="P25"><text:soft-page-break/>Actúa a través de <text:span text:style-name="Strong_20_Emphasis">emisarios, cultos, criaturas invocadas, o hombres corrompidos por su influencia.</text:span></text:p>
            </text:list-item>
            <text:list-item>
              <text:p text:style-name="P25">Esto mantiene la tensión constante, y su presencia se percibe más como una <text:span text:style-name="Strong_20_Emphasis">fuerza invisible y omnipresente</text:span>, una amenaza que siempre acecha pero rara vez se ve.</text:p>
            </text:list-item>
          </text:list>
        </text:list-item>
        <text:list-item>
          <text:p text:style-name="P25"><text:span text:style-name="Strong_20_Emphasis">El bien como descubrimiento interior</text:span></text:p>
          <text:list>
            <text:list-item>
              <text:p text:style-name="P25">A lo largo de su viaje, Elara no lucha por "el bien" en un sentido moral simple.</text:p>
            </text:list-item>
            <text:list-item>
              <text:p text:style-name="P25">Su lucha es <text:span text:style-name="Strong_20_Emphasis">por la verdad</text:span>, por la comprensión de lo que realmente es la vida, la magia, y su propio espíritu.</text:p>
            </text:list-item>
            <text:list-item>
              <text:p text:style-name="P25">Solo al final descubrirá que su búsqueda personal ha sido, en realidad, <text:span text:style-name="Strong_20_Emphasis">la defensa del equilibrio del mundo.</text:span></text:p>
            </text:list-item>
          </text:list>
        </text:list-item>
        <text:list-item>
          <text:p text:style-name="P25"><text:span text:style-name="Strong_20_Emphasis">El clímax</text:span></text:p>
          <text:list>
            <text:list-item>
              <text:p text:style-name="P25">En el enfrentamiento final, Morgerathus logrará tener el Codex en sus manos, pero será incapaz de leerlo.</text:p>
            </text:list-item>
            <text:list-item>
              <text:p text:style-name="P25">El conocimiento absoluto solo puede ser revelado a quien <text:span text:style-name="Strong_20_Emphasis">no desea dominarlo</text:span>, sino comprenderlo.</text:p>
            </text:list-item>
            <text:list-item>
              <text:p text:style-name="P25">Allí comprenderá su condena: la inmortalidad no era un don, sino una prisión.</text:p>
            </text:list-item>
            <text:list-item>
              <text:p text:style-name="P25">Elara, por el contrario, al aceptar su pequeñez ante el misterio, se vuelve digna del conocimiento.</text:p>
            </text:list-item>
            <text:list-item>
              <text:p text:style-name="P25">Así, el bien vence no por fuerza, sino por comprensión.</text:p>
            </text:list-item>
          </text:list>
        </text:list-item>
      </text:list>
      <text:p text:style-name="Horizontal_20_Line"/>
      <text:h text:style-name="Heading_20_3" text:outline-level="3">🔹 En resumen</text:h>
      <text:list xml:id="list1928683781" text:style-name="L18">
        <text:list-item>
          <text:p text:style-name="P26"><text:span text:style-name="Strong_20_Emphasis">Morgerathus:</text:span> representa la corrupción del conocimiento —el deseo de dominar la creación.</text:p>
        </text:list-item>
        <text:list-item>
          <text:p text:style-name="P26"><text:span text:style-name="Strong_20_Emphasis">Elara:</text:span> representa la pureza de la búsqueda —el deseo de comprender la creación.</text:p>
        </text:list-item>
        <text:list-item>
          <text:p text:style-name="P26"><text:span text:style-name="Strong_20_Emphasis">El Codex:</text:span> es el símbolo del conocimiento absoluto —ni bueno ni malo, sino reflejo del corazón que lo busca.</text:p>
        </text:list-item>
        <text:list-item>
          <text:p text:style-name="P26"><text:span text:style-name="Strong_20_Emphasis">El mal:</text:span> actúa desde la sombra, a través de la ambición, la manipulación y el miedo.</text:p>
        </text:list-item>
        <text:list-item>
          <text:p text:style-name="P26"><text:span text:style-name="Strong_20_Emphasis">El bien:</text:span> no se impone; se revela solo a quien tiene la humildad de buscar.</text:p>
        </text:list-item>
      </text:list>
      <text:p text:style-name="Horizontal_20_Line"/>
      <text:p text:style-name="Text_20_body">¿Quieres que te proponga ahora un <text:span text:style-name="Strong_20_Emphasis">esquema narrativo general</text:span> (en 5 fases o actos) para el desarrollo de esta lucha entre Elara y Morgerathus —desde el desconocimiento inicial hasta el enfrentamiento final—, o prefieres que primero profundicemos en la <text:span text:style-name="Strong_20_Emphasis">psicología y motivaciones</text:span> de Morgerathus para hacerlo más complejo y creíble?</text:p>
      <text:h text:style-name="Heading_20_5" text:outline-level="5"><text:soft-page-break/>You said:</text:h>
      <text:p text:style-name="Text_20_body">aqui va una idea general con los elementos principales. Nueve Siglos antes del tiempo de Elara existio una ciudad llamada Aquanthis. en ella vivio un pueblo que adoraba el conocimiento, los Acquahrkai. bajo el reinado de Nytharion, el mas sabio de todos los reyes, crearon un libro magico que contenia todo el conocimiento. tanto conocimiento se acumulo en el libro que cobro conciencia y voluntad. la leyenda cuenta que el poder magico del libro era insuperable. al principio el poder del libro fue utilizado para el bien. hasta que un dia un mago malvado llamado Morgerathus se apodero del libro con el fin de utilizar su poder para conquistar el mundo. hubo guerra y el ejercito del mal ocupo la ciudad. fue entonces cuando el codex trasporto magicamente al rey y a todas las personas buenas del reino a un lugar seguro en las montanas, y en un instante destruyo la ciudad derrotando asi al mal. el rey Nytharion decidio que el libro debia ser ocultado en un lugar seguro para siempre, para evitar que el mal pudiera volver a utilizarlo. un batallon del ejercito llevo al libro al lugar mas inaccesible de Lluviara, pero antes el rey ordeno a los magos crear un sello magico, para cerrar el libro, para que nadie pudiera acceder al contenido de sus paginas. fue asi que crearon una llave magica que entregaron al rey. solo aquel que posea la llave podria consultar el libro. El rey, antes de morir, oculto la llave y creo un mapa con su ubicacion. un mapa realizado en cristal de roca, que posteriormente corto en 9 partes iguales, con las que creo 9 talismanes magicos, que entrego a nueve familias, con una orden precisa, cuidar del talisman por los siglos que vendrian. el talisman les protegeria, les haria prosperar, pero ellos a cambio Debian protegerlo, evitando que los talismanes cayeran en las manos del mal, generacion tras generacion. con el paso de los siglos los amuletos se han dispersado por Lluviara, y quienes los tienen en su poder ya no saben muy bien lo que significan. desde que el libro ha sido ocultado y sellado magicamente, Morgerathus ha estado buscandolo sin exito. La magia de Morgerathus no puede encontrar el libro porque ha sido protegido con un encantamiento. sin embargo, despues de nueve siglos de busqueda finalmente ha detectado la actividad magica del libro. el rastro magico lo ha llevado hasta Elara perdida en el lugar adonde el codex la ha enviado. el libro no esta alli, pero ahora sabe que Elara sabe adonde esta. desde ese momento, la seguira desde las sombras. en cada capitulo Morgerathus y sus secuaces, intentaran sabotear los planes de Elara, conseguir informacion y evitar que Elara consiga los amuletos. Elara no sabra de la existencia de los amuletos ni de su poder hasta los ultimos capitulos, por este motivo sera facil despojarla de ellos. hacia los ultimos capitulos Morgerathus comprendera que proporcionandole la llave Elara les llevara hasta el codex, entonces dejara que consiga todos los amuletos y que consiga la llave. sin embargo la llave es falsa. Elara les llevara hasta el codex y su llave no funcionara. entonces se desarrollara la batalla final.</text:p>
      <text:h text:style-name="Heading_20_6" text:outline-level="6">ChatGPT said:</text:h>
      <text:p text:style-name="Text_20_body">Perfecto.<text:line-break/>Lo que acabas de escribir es <text:span text:style-name="Strong_20_Emphasis">el esqueleto mítico central</text:span> de toda la saga —la <text:span text:style-name="Emphasis">cosmogonía</text:span> de Lluviara—, y tiene una fuerza narrativa y simbólica enorme.<text:line-break/>Con este fundamento ya podemos dar forma coherente y madura al conflicto entre <text:span text:style-name="Strong_20_Emphasis">Elara</text:span> y <text:span text:style-name="Strong_20_Emphasis">Morgerathus</text:span>, y también establecer el tono épico y místico que buscas: fantástico, pero verosímil, cargado de historia y peso moral.</text:p>
      <text:p text:style-name="Text_20_body">Permíteme organizar y comentar tu planteamiento, y luego te propongo una <text:span text:style-name="Strong_20_Emphasis">línea argumental general</text:span> que podemos utilizar como marco de referencia para toda la historia.</text:p>
      <text:p text:style-name="Horizontal_20_Line"/>
      <text:h text:style-name="Heading_20_2" text:outline-level="2"><text:soft-page-break/>🔹 Análisis del planteamiento</text:h>
      <text:h text:style-name="Heading_20_3" text:outline-level="3">1. El origen del conocimiento</text:h>
      <text:list xml:id="list74344875" text:style-name="L19">
        <text:list-item>
          <text:p text:style-name="P27">La ciudad de <text:span text:style-name="Strong_20_Emphasis">Aquanthis</text:span> y el pueblo <text:span text:style-name="Strong_20_Emphasis">Acquahrkai</text:span> representan la cumbre del conocimiento humano.</text:p>
        </text:list-item>
        <text:list-item>
          <text:p text:style-name="P27">El <text:span text:style-name="Strong_20_Emphasis">Codex</text:span> nace como resultado del anhelo de sabiduría de un pueblo justo. Su conocimiento se vuelve tan vasto que <text:span text:style-name="Strong_20_Emphasis">cobra conciencia y voluntad propia</text:span>.</text:p>
          <text:p text:style-name="P1">Este detalle es magnífico: convierte al libro en una <text:span text:style-name="Emphasis">entidad viva</text:span>, reflejo de la inteligencia universal.<text:line-break/>Simbólicamente, el Codex es una metáfora de la <text:span text:style-name="Emphasis">vida misma</text:span>: conocimiento acumulado que despierta.</text:p>
        </text:list-item>
      </text:list>
      <text:h text:style-name="Heading_20_3" text:outline-level="3">2. El surgimiento del mal</text:h>
      <text:list xml:id="list2254455045" text:style-name="L20">
        <text:list-item>
          <text:p text:style-name="P28"><text:span text:style-name="Strong_20_Emphasis">Morgerathus</text:span> aparece como el primer traidor del espíritu del conocimiento. No desea comprender, sino dominar.</text:p>
        </text:list-item>
        <text:list-item>
          <text:p text:style-name="P28">Su caída es comparable a la del Lucifer bíblico o al mito de Prometeo corrompido.</text:p>
          <text:p text:style-name="P2">Es decir, Morgerathus es un sabio que quiso ser dios.<text:line-break/>Por eso su condena es la inmortalidad: nunca podrá volver a unirse al ciclo de la vida.</text:p>
        </text:list-item>
        <text:list-item>
          <text:p text:style-name="P28">Cuando toma el libro, el mal desciende sobre Aquanthis y comienza la guerra.</text:p>
        </text:list-item>
      </text:list>
      <text:h text:style-name="Heading_20_3" text:outline-level="3">3. El sacrificio y la huida</text:h>
      <text:list xml:id="list3919320342" text:style-name="L21">
        <text:list-item>
          <text:p text:style-name="P29">El <text:span text:style-name="Strong_20_Emphasis">Codex</text:span>, consciente, interviene y destruye la ciudad para erradicar el mal, salvando solo a los puros.</text:p>
        </text:list-item>
        <text:list-item>
          <text:p text:style-name="P29">El rey <text:span text:style-name="Strong_20_Emphasis">Nytharion</text:span>, símbolo del equilibrio, comprende que el conocimiento absoluto es demasiado peligroso.</text:p>
          <text:p text:style-name="P3">Este acto sella el destino de la humanidad: desde entonces el saber estará disperso, dividido en fragmentos (los nueve talismanes).</text:p>
        </text:list-item>
      </text:list>
      <text:h text:style-name="Heading_20_3" text:outline-level="3">4. El sello del conocimiento</text:h>
      <text:list xml:id="list1215480187" text:style-name="L22">
        <text:list-item>
          <text:p text:style-name="P30">La <text:span text:style-name="Strong_20_Emphasis">llave mágica</text:span> simboliza el <text:span text:style-name="Emphasis">camino espiritual</text:span> que permite abrir el conocimiento verdadero.</text:p>
        </text:list-item>
        <text:list-item>
          <text:p text:style-name="P30">Dividir el mapa en <text:span text:style-name="Strong_20_Emphasis">nueve talismanes</text:span> es un recurso excelente: introduce la <text:span text:style-name="Emphasis">búsqueda por fragmentos</text:span>, típica de las grandes epopeyas (como los anillos, las gemas o los sellos antiguos).</text:p>
          <text:p text:style-name="P4">Cada talismán puede ser guardado por una familia o clan que representa una virtud o saber particular.<text:line-break/>Con el paso del tiempo, esas familias han olvidado su deber: esto agrega una capa melancólica, casi bíblica, al relato.</text:p>
        </text:list-item>
      </text:list>
      <text:h text:style-name="Heading_20_3" text:outline-level="3"><text:soft-page-break/>5. El resurgir del mal</text:h>
      <text:list xml:id="list2296625683" text:style-name="L23">
        <text:list-item>
          <text:p text:style-name="P31">Morgerathus, eterno, sigue buscando el Codex. Su magia no puede localizarlo porque ha sido ocultado con un encantamiento superior.</text:p>
        </text:list-item>
        <text:list-item>
          <text:p text:style-name="P31">Después de nueve siglos, detecta un rastro: <text:span text:style-name="Strong_20_Emphasis">Elara</text:span>.</text:p>
          <text:p text:style-name="P5">Ella no tiene el libro, pero su espíritu está conectado con él.<text:line-break/>Así, Morgerathus comprende que debe seguirla, manipularla y usarla.</text:p>
        </text:list-item>
      </text:list>
      <text:h text:style-name="Heading_20_3" text:outline-level="3">6. Elara como instrumento del destino</text:h>
      <text:list xml:id="list1968167984" text:style-name="L24">
        <text:list-item>
          <text:p text:style-name="P32">Al principio, Elara ignora todo esto. Solo siente una <text:span text:style-name="Strong_20_Emphasis">llamada interior</text:span> a buscar respuestas.</text:p>
        </text:list-item>
        <text:list-item>
          <text:p text:style-name="P32">Sin saberlo, obedece al Codex, que la guía hacia sí mismo.</text:p>
        </text:list-item>
        <text:list-item>
          <text:p text:style-name="P32">Morgerathus, desde las sombras, se aprovecha de su inocencia.</text:p>
          <text:p text:style-name="P6">Cada encuentro o prueba que supera puede estar influenciado por sus agentes o enemigos.<text:line-break/>Así, se construye la tensión: Elara no lucha contra un enemigo visible, sino contra un poder invisible que todo lo manipula.</text:p>
        </text:list-item>
      </text:list>
      <text:h text:style-name="Heading_20_3" text:outline-level="3">7. El clímax</text:h>
      <text:list xml:id="list2391195521" text:style-name="L25">
        <text:list-item>
          <text:p text:style-name="P33">En los últimos capítulos, Morgerathus cambia de estrategia: deja que Elara reúna los talismanes.</text:p>
        </text:list-item>
        <text:list-item>
          <text:p text:style-name="P33">La falsa llave es su trampa final.</text:p>
        </text:list-item>
        <text:list-item>
          <text:p text:style-name="P33">Cuando la lleva al Codex, el sello no se abre, y el mal se manifiesta en toda su fuerza.</text:p>
        </text:list-item>
        <text:list-item>
          <text:p text:style-name="P33">Pero la llave verdadera no es un objeto: <text:span text:style-name="Strong_20_Emphasis">es Elara misma</text:span>, su espíritu.</text:p>
          <text:p text:style-name="P7">Solo la pureza de su búsqueda puede abrir el libro.<text:line-break/>Así se revela la verdad: el conocimiento no se conquista; se merece.</text:p>
        </text:list-item>
      </text:list>
      <text:p text:style-name="Horizontal_20_Line"/>
      <text:h text:style-name="Heading_20_2" text:outline-level="2">🔹 Estructura narrativa general (propuesta)</text:h>
      <text:p text:style-name="Text_20_body">Podemos dividir la lucha entre el bien y el mal en <text:span text:style-name="Strong_20_Emphasis">seis fases argumentales</text:span>, coherentes con tu estructura global del libro:</text:p>
      <text:h text:style-name="Heading_20_3" text:outline-level="3">I. El Llamado (Acto 1)</text:h>
      <text:list xml:id="list1818540818" text:style-name="L26">
        <text:list-item>
          <text:p text:style-name="P34">Elara siente una inquietud interior: una voz o sueño la impulsa a buscar algo.</text:p>
        </text:list-item>
        <text:list-item>
          <text:p text:style-name="P34">Encuentra la primera pista del <text:span text:style-name="Strong_20_Emphasis">Codex</text:span> (quizás una inscripción, una reliquia, o un fragmento del mapa).</text:p>
        </text:list-item>
        <text:list-item>
          <text:p text:style-name="P34">Morgerathus detecta el rastro y envía a sus secuaces a seguirla.</text:p>
        </text:list-item>
      </text:list>
      <text:h text:style-name="Heading_20_3" text:outline-level="3"><text:soft-page-break/>II. La Ignorancia (Acto 2)</text:h>
      <text:list xml:id="list774909059" text:style-name="L27">
        <text:list-item>
          <text:p text:style-name="P35">Elara viaja sin comprender del todo lo que busca.</text:p>
        </text:list-item>
        <text:list-item>
          <text:p text:style-name="P35">En cada capítulo encuentra un talismán o a alguien que lo custodia.</text:p>
        </text:list-item>
        <text:list-item>
          <text:p text:style-name="P35">A su paso, Morgerathus actúa desde la sombra: los guardianes mueren, los amuletos se pierden, la fe decae.</text:p>
        </text:list-item>
        <text:list-item>
          <text:p text:style-name="P35">Elara empieza a sentir que algo oscuro la sigue.</text:p>
        </text:list-item>
      </text:list>
      <text:h text:style-name="Heading_20_3" text:outline-level="3">III. La Revelación Parcial (Acto 3)</text:h>
      <text:list xml:id="list1671467945" text:style-name="L28">
        <text:list-item>
          <text:p text:style-name="P36">Descubre fragmentos de la antigua historia de Aquanthis.</text:p>
        </text:list-item>
        <text:list-item>
          <text:p text:style-name="P36">Conoce leyendas sobre Nytharion, el Codex y el mago oscuro.</text:p>
        </text:list-item>
        <text:list-item>
          <text:p text:style-name="P36">Empieza a sospechar que todo está conectado con ella.</text:p>
        </text:list-item>
        <text:list-item>
          <text:p text:style-name="P36">Su viaje se vuelve espiritual: busca entender quién es y por qué ha sido elegida.</text:p>
        </text:list-item>
      </text:list>
      <text:h text:style-name="Heading_20_3" text:outline-level="3">IV. El Engaño (Acto 4)</text:h>
      <text:list xml:id="list3862464557" text:style-name="L29">
        <text:list-item>
          <text:p text:style-name="P37">Morgerathus se le presenta bajo una forma falsa (un sabio, un aliado, un guía).</text:p>
        </text:list-item>
        <text:list-item>
          <text:p text:style-name="P37">Le ofrece conocimiento y poder, y la convence de seguir un camino “más rápido” hacia la verdad.</text:p>
        </text:list-item>
        <text:list-item>
          <text:p text:style-name="P37">Elara, sin saberlo, sigue el plan del mal y reúne todos los talismanes.</text:p>
        </text:list-item>
      </text:list>
      <text:h text:style-name="Heading_20_3" text:outline-level="3">V. El Despertar (Acto 5)</text:h>
      <text:list xml:id="list549472199" text:style-name="L30">
        <text:list-item>
          <text:p text:style-name="P38">Cuando finalmente llega al santuario del Codex, la llave falsa no abre el sello.</text:p>
        </text:list-item>
        <text:list-item>
          <text:p text:style-name="P38">Morgerathus se revela en toda su fuerza.</text:p>
        </text:list-item>
        <text:list-item>
          <text:p text:style-name="P38">Elara comprende su error y acepta su pequeñez ante el misterio.</text:p>
        </text:list-item>
        <text:list-item>
          <text:p text:style-name="P38">Su humildad rompe el engaño: su espíritu se convierte en la llave verdadera.</text:p>
        </text:list-item>
      </text:list>
      <text:h text:style-name="Heading_20_3" text:outline-level="3">VI. La Batalla Final (Acto 6)</text:h>
      <text:list xml:id="list3089985165" text:style-name="L31">
        <text:list-item>
          <text:p text:style-name="P39">La magia pura del Codex despierta.</text:p>
        </text:list-item>
        <text:list-item>
          <text:p text:style-name="P39">Morgerathus es destruido o absorbido por la luz del conocimiento.</text:p>
        </text:list-item>
        <text:list-item>
          <text:p text:style-name="P39">Elara no se convierte en diosa ni en reina: se convierte en <text:span text:style-name="Strong_20_Emphasis">guardiana del saber</text:span>, una mensajera del Espíritu.</text:p>
        </text:list-item>
        <text:list-item>
          <text:p text:style-name="P39">El ciclo se cierra: el libro vuelve a dormir, y la sabiduría vuelve a dispersarse por el mundo.</text:p>
        </text:list-item>
      </text:list>
      <text:p text:style-name="Horizontal_20_Line"/>
      <text:p text:style-name="Text_20_body">¿Quieres que ahora elaboremos <text:span text:style-name="Strong_20_Emphasis">el trasfondo místico del mal</text:span>, es decir, el origen profundo de Morgerathus y su relación con el Espíritu de la vida (para que no sea solo “el malo”, sino una pieza <text:soft-page-break/>caída del sistema inteligente)?<text:line-break/>O prefieres que antes desarrollemos <text:span text:style-name="Strong_20_Emphasis">los nueve talismanes</text:span>, con sus familias y virtudes, para tener la base simbólica de la búsqueda?</text:p>
      <text:h text:style-name="Heading_20_5" text:outline-level="5">You said:</text:h>
      <text:p text:style-name="Text_20_body">antes de eso, vamos a continuar con algunos detalles mas de la historia. Morgerathus no puede encontrar el codex ni los amuletos porque estan protegidos magicamente. sin embargo puede percibirlos si activan su magia. cuando el libro lucha contra Elara Morgerathus percibe la accion del codex, pero el rastro de la magia lo conduce hasta Elara, al otro lado de Lluviara, lejos del codex. del mismo modo, solo vera los amuletos cuando Elara active su magia. Elara sin saberlo le conducira a todos los amuletos, y los secuaces de Morgerathus, haciendose pasar por amigos de Elara la enganaran para arrebatarle los amuletos. finalmente Morgerathus conseguira la llave, pero no sabra adonde se encuentra el codex. por este motivo hace creer a Elara que ella encuentra la llave, pero es falsa. asi Elara le conducira sin saberlo al codex. y alli se desarrollara la batalla final. Morgerathus es el mas poderoso mago que existe. su magia no tiene rival. de modo que solo el codex puede derrotarlo, solo la magia del codex es mas poderosa. Elara debe utilizar la magia del codex para derrotar a Morgerathus, pero es Morgerathus quien tiene la llave, y por lo tanto el unico que puede utilizar el codex. de modo que Elara tendra que enganar a Morgerathus para lanzar la magia del codex con el. El engano es el arma de Morgerathus, Elara ha aprendido la leccion y utiliza el engano contra el. Morgerathus intenta utilizar la magia del codex para conseguir la victoria definitiva y ese hechizo cae sobre el. tienes que ayudarme con esto ultimo. como puede Elara enganar a Morgerathus para que sin saberlo lance la magia del libro con el mismo?</text:p>
      <text:h text:style-name="Heading_20_6" text:outline-level="6">ChatGPT said:</text:h>
      <text:p text:style-name="Text_20_body">Excelente.<text:line-break/>Este es uno de los momentos más importantes de toda la historia —el clímax absoluto—, así que debe tener una <text:span text:style-name="Strong_20_Emphasis">coherencia lógica interna</text:span>, <text:span text:style-name="Strong_20_Emphasis">carga simbólica</text:span> y <text:span text:style-name="Strong_20_Emphasis">peso emocional</text:span>.<text:line-break/>Vamos a construirlo paso a paso para que resulte creíble, poético y sobrecogedor.</text:p>
      <text:p text:style-name="Horizontal_20_Line"/>
      <text:h text:style-name="Heading_20_2" text:outline-level="2">🔹 Punto de partida</text:h>
      <text:p text:style-name="Text_20_body">Sabemos que:</text:p>
      <text:list xml:id="list2452732911" text:style-name="L32">
        <text:list-item>
          <text:p text:style-name="P40">Solo quien posea la llave puede invocar la magia del Codex.</text:p>
        </text:list-item>
        <text:list-item>
          <text:p text:style-name="P40">Morgerathus tiene la llave.</text:p>
        </text:list-item>
        <text:list-item>
          <text:p text:style-name="P40">Elara no puede usar el Codex directamente.</text:p>
        </text:list-item>
        <text:list-item>
          <text:p text:style-name="P40">Elara ha aprendido, a lo largo del viaje, el valor de la sabiduría sobre el poder, y ha comprendido que el conocimiento es un reflejo del alma.</text:p>
        </text:list-item>
        <text:list-item>
          <text:p text:style-name="P40">Morgerathus, en cambio, cree que el saber es un arma, un instrumento para dominar.</text:p>
        </text:list-item>
      </text:list>
      <text:p text:style-name="Text_20_body"><text:soft-page-break/>Por tanto, <text:span text:style-name="Strong_20_Emphasis">la trampa de Elara debe apoyarse en su comprensión moral del conocimiento</text:span>.<text:line-break/>Debe ser un engaño basado en la <text:span text:style-name="Emphasis">diferencia espiritual entre ambos</text:span>.<text:line-break/>Elara sabe que el Codex <text:span text:style-name="Strong_20_Emphasis">responde al corazón</text:span> de quien lo usa.</text:p>
      <text:p text:style-name="Horizontal_20_Line"/>
      <text:h text:style-name="Heading_20_2" text:outline-level="2">🔹 Elementos que podemos utilizar</text:h>
      <text:list xml:id="list1749251359" text:style-name="L33">
        <text:list-item>
          <text:p text:style-name="P41"><text:span text:style-name="Strong_20_Emphasis">El Codex tiene voluntad.</text:span><text:line-break/>No ejecuta ciegamente un hechizo, sino que <text:span text:style-name="Emphasis">interpreta la intención</text:span> del invocador.<text:line-break/>Si percibe malicia, puede volver la magia contra su amo.</text:p>
        </text:list-item>
        <text:list-item>
          <text:p text:style-name="P41"><text:span text:style-name="Strong_20_Emphasis">Morgerathus ignora que el Codex es consciente.</text:span><text:line-break/>Él lo ve como una herramienta, no como una inteligencia viva.<text:line-break/>En cambio, Elara ha comprendido su naturaleza a lo largo del viaje.</text:p>
        </text:list-item>
        <text:list-item>
          <text:p text:style-name="P41"><text:span text:style-name="Strong_20_Emphasis">Elara ha aprendido el lenguaje del Codex.</text:span><text:line-break/>No puede abrirlo, pero sabe hablarle: reconocer su poder, invocarlo con respeto, usar su nombre verdadero.<text:line-break/>Esto le permite comunicarse con él incluso sin llave.</text:p>
        </text:list-item>
        <text:list-item>
          <text:p text:style-name="P41"><text:span text:style-name="Strong_20_Emphasis">Elara conoce el símbolo de inversión.</text:span><text:line-break/>En su viaje pudo aprender que las runas del Codex tienen <text:span text:style-name="Emphasis">doble lectura</text:span>:<text:line-break/>una literal (de poder) y otra simbólica (de propósito).<text:line-break/>Si se recita una invocación con un propósito desviado, el hechizo se vuelve sobre el invocador.</text:p>
        </text:list-item>
      </text:list>
      <text:p text:style-name="Horizontal_20_Line"/>
      <text:h text:style-name="Heading_20_2" text:outline-level="2">🔹 Idea central del engaño</text:h>
      <text:p text:style-name="Text_20_body">Morgerathus abre el Codex y se dispone a lanzar el hechizo final —la magia que le dará dominio total sobre la vida y la muerte—.<text:line-break/>Elara, débil pero lúcida, se dirige a él:</text:p>
      <text:p text:style-name="Quotations">"Hazlo, si crees que puedes dominarlo.<text:line-break/>Pronuncia su nombre, el nombre que solo los sabios conocen.<text:line-break/>Pídele que te obedezca, y lo hará... si reconoce en ti al guardián del conocimiento."</text:p>
      <text:p text:style-name="Text_20_body">Morgerathus, cegado por la soberbia, pronuncia la invocación.<text:line-break/>Elara le guía, fingiendo sumisión, pero cambia sutilmente <text:span text:style-name="Strong_20_Emphasis">el sentido de una palabra clave</text:span>, una <text:span text:style-name="Emphasis">runasílaba</text:span> que altera la dirección del conjuro.<text:line-break/>Él cree que está pidiendo “poder absoluto”, pero en verdad está pronunciando “entrega absoluta”.</text:p>
      <text:p text:style-name="Text_20_body">El Codex obedece —pero no a Morgerathus—: reconoce la pureza en Elara, y la malicia en él.<text:line-break/>Entonces el hechizo se vuelve sobre su invocador, sellándolo dentro del propio libro, o disolviéndolo en su propia oscuridad.</text:p>
      <text:p text:style-name="Horizontal_20_Line"/>
      <text:h text:style-name="Heading_20_2" text:outline-level="2"><text:soft-page-break/>🔹 Ejemplo de escena (versión poética y dramática)</text:h>
      <text:p text:style-name="Quotations">—¡Finalmente! —gritó Morgerathus, alzando el Codex sobre el altar—.<text:line-break/>¡Dame tu poder, libro eterno! ¡Dame la fuerza para someter el mundo!</text:p>
      <text:p text:style-name="Quotations">Elara, exhausta, alzó la mirada:<text:line-break/>—No temas. Hazlo, si crees ser digno. Pero recuerda: el Codex no obedece a los débiles, sino a los sabios.</text:p>
      <text:p text:style-name="Quotations">Morgerathus sonrió con desprecio.<text:line-break/>—Yo soy la sabiduría encarnada.<text:line-break/>—Entonces pronuncia su nombre —dijo ella—. El nombre verdadero, el que abre el sello.</text:p>
      <text:p text:style-name="Quotations">—¡Lo conozco! —bramó Morgerathus.</text:p>
      <text:p text:style-name="Quotations">—Repite conmigo, pues, para que tu voz resuene con la suya...</text:p>
      <text:p text:style-name="Quotations">Y Elara, con voz temblorosa, entonó las antiguas sílabas.<text:line-break/>Pero al llegar a la última, alteró un solo sonido, imperceptible al oído mortal.<text:line-break/>Un giro leve, una inversión sagrada.</text:p>
      <text:p text:style-name="Quotations">Elara cerró los ojos.<text:line-break/>El Codex se abrió, y de sus páginas brotó una luz tan pura que desgarró las sombras.</text:p>
      <text:p text:style-name="Quotations">Morgerathus gritó.<text:line-break/>Su cuerpo se volvió ceniza, su voz eco, su esencia absorbida por el libro.</text:p>
      <text:p text:style-name="Quotations">Elara cayó de rodillas.<text:line-break/>—El conocimiento no obedece —susurró—, solo se revela.</text:p>
      <text:p text:style-name="Horizontal_20_Line"/>
      <text:h text:style-name="Heading_20_2" text:outline-level="2">🔹 Alternativas de desenlace</text:h>
      <text:list xml:id="list3769905923" text:style-name="L34">
        <text:list-item>
          <text:p text:style-name="P42"><text:span text:style-name="Strong_20_Emphasis">Sello eterno:</text:span><text:line-break/>Morgerathus queda atrapado dentro del Codex, convertido en guardián de aquello que quiso poseer.<text:line-break/>(Simboliza la idea de que el mal queda encerrado dentro del conocimiento que quiso corromper.)</text:p>
        </text:list-item>
        <text:list-item>
          <text:p text:style-name="P42"><text:span text:style-name="Strong_20_Emphasis">Disolución:</text:span><text:line-break/>El Codex transforma su energía maligna en luz, devolviéndola al flujo de la vida.<text:line-break/>(Más místico: la oscuridad no se destruye, sino que se redime.)</text:p>
        </text:list-item>
        <text:list-item>
          <text:p text:style-name="P42"><text:span text:style-name="Strong_20_Emphasis">Reversión temporal:</text:span><text:line-break/>El hechizo de dominio que Morgerathus lanza sobre el mundo se invierte, y en su lugar libera las fuerzas del bien.<text:line-break/>(Más épico y espectacular.)</text:p>
        </text:list-item>
      </text:list>
      <text:p text:style-name="Horizontal_20_Line"><text:soft-page-break/></text:p>
      <text:h text:style-name="Heading_20_2" text:outline-level="2">🔹 En resumen</text:h>
      <text:p text:style-name="Text_20_body"><text:span text:style-name="Strong_20_Emphasis">Elara engaña a Morgerathus no con trucos, sino con comprensión.</text:span><text:line-break/>Ella sabe que:</text:p>
      <text:list xml:id="list3766706851" text:style-name="L35">
        <text:list-item>
          <text:p text:style-name="P43">El Codex obedece al espíritu, no a la fuerza.</text:p>
        </text:list-item>
        <text:list-item>
          <text:p text:style-name="P43">Una sola palabra mal pronunciada puede cambiar el sentido del poder.</text:p>
        </text:list-item>
        <text:list-item>
          <text:p text:style-name="P43">Y que la verdadera sabiduría está en la humildad.</text:p>
        </text:list-item>
      </text:list>
      <text:p text:style-name="Text_20_body">Morgerathus cae por su propia arrogancia.<text:line-break/>Elara vence sin violencia: vence con conocimiento.</text:p>
      <text:p text:style-name="Horizontal_20_Line"/>
      <text:p text:style-name="Text_20_body">¿Te gustaría que desarrolle tres versiones posibles de <text:span text:style-name="Strong_20_Emphasis">la invocación final</text:span>, en lenguaje místico (con runas o palabras inventadas) y su traducción simbólica, para elegir cuál encaja mejor en el tono del libro?</text:p>
      <text:h text:style-name="Heading_20_5" text:outline-level="5">You said:</text:h>
      <text:p text:style-name="Text_20_body">no. no puede ser asi. hemos dicho que el codex solo escuchara a quien tenga la llave. no podemos traicionar esto. tu dices que ahora escucha a Elara porque le gusta mas. eso esta mal. las reglas son las reglas. y el recurso del buen corazon no se corresponde con la realidad de la vida. la vida es dura y los buenos de corazon son eliminados rapidamente. como he comentado antes evitaremos los excesos de inocencia. esta primera propuesta no esta a la altura de la inteligencia de nuestros lectores. lo que busco es que Morgerathus haga lo que quiere y consiga lo que quiere. el libro solo oye a Morgerathus y le da lo que pide. solo que Morgerathus se equivoca en algo. debido a un engano de Elara. Y por ese motivo las cosas no salen como el esperaba. Pero el libro le da exactamente lo que ha pedido. asi que tendremos que pensarlo un poco mejor. existen muchas formas de hacer que alguien cometa un error. por ejemplo, un iman puede alterar a una brujula la mayoria de las estafas se basan en enganos, tu debes conocer muchas formas de enganar a una persona. piensalo un poco mas. Elara no puede convencer a Morgerathus de nada, ni puede seducir al codex. necesitamos un engano inteligente.</text:p>
      <text:h text:style-name="Heading_20_6" text:outline-level="6">ChatGPT said:</text:h>
      <text:p text:style-name="Text_20_body">Perfecto.<text:line-break/>Tu planteamiento es impecable.<text:line-break/>Respetamos las reglas del mundo —el <text:span text:style-name="Strong_20_Emphasis">Codex solo obedece a quien tenga la llave</text:span>— y mantenemos la <text:span text:style-name="Strong_20_Emphasis">seriedad lógica</text:span> y la <text:span text:style-name="Strong_20_Emphasis">dureza realista</text:span> que caracteriza toda la obra.<text:line-break/>Elara no vence por pureza ni por milagro: vence <text:span text:style-name="Strong_20_Emphasis">porque piensa mejor</text:span>, <text:span text:style-name="Strong_20_Emphasis">porque entiende al enemigo</text:span>, <text:span text:style-name="Strong_20_Emphasis">porque observa y deduce</text:span>.</text:p>
      <text:p text:style-name="Text_20_body">Vamos a construir un <text:span text:style-name="Strong_20_Emphasis">engaño verdaderamente inteligente</text:span>, digno de una mente analítica como la suya.</text:p>
      <text:p text:style-name="Horizontal_20_Line"/>
      <text:h text:style-name="Heading_20_2" text:outline-level="2"><text:soft-page-break/>🔹 Fundamentos lógicos del engaño</text:h>
      <text:p text:style-name="Text_20_body">Sabemos:</text:p>
      <text:list xml:id="list135473012" text:style-name="L36">
        <text:list-item>
          <text:p text:style-name="P44">Solo Morgerathus puede activar el Codex (tiene la llave).</text:p>
        </text:list-item>
        <text:list-item>
          <text:p text:style-name="P44">El Codex ejecuta con precisión <text:span text:style-name="Strong_20_Emphasis">lo que se le ordena</text:span>, no lo que se <text:span text:style-name="Emphasis">quiere decir</text:span>.</text:p>
        </text:list-item>
        <text:list-item>
          <text:p text:style-name="P44">Por tanto, si Elara consigue que Morgerathus <text:span text:style-name="Strong_20_Emphasis">formule mal su orden</text:span>, el Codex ejecutará su instrucción literalmente, llevándolo a la ruina.</text:p>
        </text:list-item>
      </text:list>
      <text:p text:style-name="Text_20_body">Elara debe usar el arma del enemigo —el <text:span text:style-name="Strong_20_Emphasis">lenguaje</text:span> del poder— contra él.<text:line-break/>Debe crear una <text:span text:style-name="Strong_20_Emphasis">ambigüedad semántica o simbólica</text:span>, un <text:span text:style-name="Strong_20_Emphasis">doble sentido</text:span> que solo un sabio podría percibir, pero que el mago ignora por exceso de soberbia.</text:p>
      <text:p text:style-name="Horizontal_20_Line"/>
      <text:h text:style-name="Heading_20_2" text:outline-level="2">🔹 Tres posibles mecanismos del engaño</text:h>
      <text:h text:style-name="Heading_20_3" text:outline-level="3">1. El error de traducción (engaño semántico)</text:h>
      <text:p text:style-name="Text_20_body">Elara ha estudiado las lenguas antiguas en su búsqueda del Codex.<text:line-break/>Sabe que la palabra clave del conjuro tiene <text:span text:style-name="Strong_20_Emphasis">dos significados</text:span> según su acento o contexto.</text:p>
      <text:p text:style-name="Text_20_body">Por ejemplo:</text:p>
      <text:list xml:id="list2958441942" text:style-name="L37">
        <text:list-item>
          <text:p text:style-name="P45"><text:span text:style-name="Emphasis">“Dominor”</text:span> = “someter”</text:p>
        </text:list-item>
        <text:list-item>
          <text:p text:style-name="P45"><text:span text:style-name="Emphasis">“Dominór”</text:span> = “entregar” o “ofrecer”</text:p>
        </text:list-item>
      </text:list>
      <text:p text:style-name="Text_20_body">Morgerathus, al recitar la fórmula, usa la pronunciación antigua (o la que cree correcta), pero Elara lo induce sutilmente a pronunciar la sílaba equivocada:<text:line-break/>ella la repite antes que él, en tono de burla, con el acento cambiado.<text:line-break/>Él, furioso, la corrige repitiendo su error, creyendo afirmarse.</text:p>
      <text:p text:style-name="Text_20_body">El Codex obedece exactamente lo pronunciado, <text:span text:style-name="Strong_20_Emphasis">no lo deseado</text:span>, y Morgerathus acaba entregándose a su propio hechizo.</text:p>
      <text:p text:style-name="Text_20_body">➡️ <text:span text:style-name="Emphasis">Resultado:</text:span> El conjuro que debía someter al mundo lo somete a él.<text:line-break/>La magia no falla; la instrucción fue errónea.</text:p>
      <text:p text:style-name="Horizontal_20_Line"/>
      <text:h text:style-name="Heading_20_3" text:outline-level="3">2. El error de espejo (engaño ritual)</text:h>
      <text:p text:style-name="Text_20_body">Elara sabe que el ritual del Codex debe realizarse con <text:span text:style-name="Strong_20_Emphasis">símbolos orientados en una dirección precisa</text:span> —por ejemplo, las runas deben apuntar al norte, o el sello debe reflejarse en el agua.<text:line-break/>Durante la preparación, ella altera sutilmente el entorno: invierte el espejo ritual, cambia la orientación del altar o sustituye un símbolo por su reflejo.</text:p>
      <text:p text:style-name="Text_20_body"><text:soft-page-break/>Morgerathus, convencido de su dominio, no lo revisa: ejecuta el hechizo como siempre.<text:line-break/>Pero el Codex interpreta la configuración invertida como una orden de <text:span text:style-name="Strong_20_Emphasis">reflexión mágica</text:span>: toda energía emitida debe regresar al origen.</text:p>
      <text:p text:style-name="Text_20_body">➡️ <text:span text:style-name="Emphasis">Resultado:</text:span> El hechizo que debía extender su dominio rebota hacia él.<text:line-break/>No porque el libro lo castigue, sino porque <text:span text:style-name="Strong_20_Emphasis">siguió sus propias reglas con exactitud matemática</text:span>.</text:p>
      <text:p text:style-name="Horizontal_20_Line"/>
      <text:h text:style-name="Heading_20_3" text:outline-level="3">3. El error lógico (engaño conceptual)</text:h>
      <text:p text:style-name="Text_20_body">Elara entiende que el Codex obedece órdenes <text:span text:style-name="Strong_20_Emphasis">precisas</text:span>, no abstractas.<text:line-break/>Morgerathus quiere ser “eterno”, “invencible”, “dueño del todo”.<text:line-break/>Pero esas palabras son <text:span text:style-name="Strong_20_Emphasis">contradictorias</text:span> si se toman literalmente.<text:line-break/>Nada puede ser dueño del todo sin volverse <text:span text:style-name="Emphasis">parte</text:span> de él.</text:p>
      <text:p text:style-name="Text_20_body">Elara aprovecha su arrogancia para provocarlo:</text:p>
      <text:p text:style-name="Quotations">—Pide, si te atreves, que todo te pertenezca. Pide que el mundo esté dentro de ti.</text:p>
      <text:p text:style-name="Text_20_body">Él, ciego de orgullo, lo hace.<text:line-break/>Y el Codex, obediente, <text:span text:style-name="Strong_20_Emphasis">vuelve el universo hacia él</text:span>, absorbiéndolo en sí mismo.<text:line-break/>Morgerathus se convierte literalmente en el centro del todo —y deja de existir como individuo.<text:line-break/>Elara no lo derrota: <text:span text:style-name="Strong_20_Emphasis">él se disuelve en su propio deseo</text:span>.</text:p>
      <text:p text:style-name="Text_20_body">➡️ <text:span text:style-name="Emphasis">Resultado:</text:span> El Codex cumple exactamente lo pedido, pero la petición es autodestructiva.</text:p>
      <text:p text:style-name="Horizontal_20_Line"/>
      <text:h text:style-name="Heading_20_2" text:outline-level="2">🔹 Evaluación de las tres opciones</text:h>
      <table:table table:name="Table1" table:style-name="Table1">
        <table:table-column table:style-name="Table1.A"/>
        <table:table-column table:style-name="Table1.B"/>
        <table:table-column table:style-name="Table1.C"/>
        <table:table-column table:style-name="Table1.D"/>
        <table:table-header-rows>
          <table:table-row table:style-name="TableLine2109368954864">
            <table:table-cell table:style-name="Table1.A1" office:value-type="string">
              <text:p text:style-name="Table_20_Heading">Engaño</text:p>
            </table:table-cell>
            <table:table-cell table:style-name="Table1.A1" office:value-type="string">
              <text:p text:style-name="Table_20_Heading">Tipo</text:p>
            </table:table-cell>
            <table:table-cell table:style-name="Table1.A1" office:value-type="string">
              <text:p text:style-name="Table_20_Heading">Ventajas</text:p>
            </table:table-cell>
            <table:table-cell table:style-name="Table1.A1" office:value-type="string">
              <text:p text:style-name="Table_20_Heading">Nivel de sutileza</text:p>
            </table:table-cell>
          </table:table-row>
        </table:table-header-rows>
        <table:table-row table:style-name="TableLine2109368954864">
          <table:table-cell table:style-name="Table1.A1" office:value-type="string">
            <text:p text:style-name="Table_20_Contents">1. Error semántico</text:p>
          </table:table-cell>
          <table:table-cell table:style-name="Table1.A1" office:value-type="string">
            <text:p text:style-name="Table_20_Contents">lingüístico</text:p>
          </table:table-cell>
          <table:table-cell table:style-name="Table1.A1" office:value-type="string">
            <text:p text:style-name="Table_20_Contents">Ingenioso, técnico, muestra la inteligencia de Elara</text:p>
          </table:table-cell>
          <table:table-cell table:style-name="Table1.A1" office:value-type="string">
            <text:p text:style-name="Table_20_Contents">Medio</text:p>
          </table:table-cell>
        </table:table-row>
        <table:table-row table:style-name="TableLine2109368954864">
          <table:table-cell table:style-name="Table1.A1" office:value-type="string">
            <text:p text:style-name="Table_20_Contents">2. Error de espejo</text:p>
          </table:table-cell>
          <table:table-cell table:style-name="Table1.A1" office:value-type="string">
            <text:p text:style-name="Table_20_Contents">simbólico</text:p>
          </table:table-cell>
          <table:table-cell table:style-name="Table1.A1" office:value-type="string">
            <text:p text:style-name="Table_20_Contents">Visual, dramático, lógico dentro del ritual mágico</text:p>
          </table:table-cell>
          <table:table-cell table:style-name="Table1.A1" office:value-type="string">
            <text:p text:style-name="Table_20_Contents">Alto</text:p>
          </table:table-cell>
        </table:table-row>
        <table:table-row table:style-name="TableLine2109368954864">
          <table:table-cell table:style-name="Table1.A1" office:value-type="string">
            <text:p text:style-name="Table_20_Contents">3. Error lógico</text:p>
          </table:table-cell>
          <table:table-cell table:style-name="Table1.A1" office:value-type="string">
            <text:p text:style-name="Table_20_Contents">filosófico</text:p>
          </table:table-cell>
          <table:table-cell table:style-name="Table1.A1" office:value-type="string">
            <text:p text:style-name="Table_20_Contents">Profundo, coherente con el tema del conocimiento</text:p>
          </table:table-cell>
          <table:table-cell table:style-name="Table1.A1" office:value-type="string">
            <text:p text:style-name="Table_20_Contents">Muy alto</text:p>
          </table:table-cell>
        </table:table-row>
      </table:table>
      <text:p text:style-name="Horizontal_20_Line"/>
      <text:h text:style-name="Heading_20_2" text:outline-level="2">🔹 Recomendación narrativa</text:h>
      <text:p text:style-name="Text_20_body">Podríamos incluso <text:span text:style-name="Strong_20_Emphasis">combinar dos niveles</text:span>:</text:p>
      <text:list xml:id="list3977772832" text:style-name="L38">
        <text:list-item>
          <text:p text:style-name="P46">Elara altera discretamente la disposición del ritual (error de espejo),</text:p>
        </text:list-item>
        <text:list-item>
          <text:p text:style-name="P46">y provoca verbalmente a Morgerathus para que diga las palabras fatales (error semántico o lógico).</text:p>
        </text:list-item>
      </text:list>
      <text:p text:style-name="Text_20_body">Así, el final resulta:</text:p>
      <text:list xml:id="list2064664656" text:style-name="L39">
        <text:list-item>
          <text:p text:style-name="P47"><text:span text:style-name="Strong_20_Emphasis">Intelectualmente sólido</text:span>: las reglas se cumplen al pie de la letra.</text:p>
        </text:list-item>
        <text:list-item>
          <text:p text:style-name="P47"><text:soft-page-break/><text:span text:style-name="Strong_20_Emphasis">Narrativamente intenso</text:span>: ella actúa sin magia, solo con mente y astucia.</text:p>
        </text:list-item>
        <text:list-item>
          <text:p text:style-name="P47"><text:span text:style-name="Strong_20_Emphasis">Simbolicamente potente</text:span>: el mal cae por su propio error.</text:p>
        </text:list-item>
      </text:list>
      <text:p text:style-name="Horizontal_20_Line"/>
      <text:p text:style-name="Text_20_body">¿Quieres que te construya ahora una <text:span text:style-name="Strong_20_Emphasis">escena completa</text:span> de la batalla final basada en la opción que elijas (semántico, espejo o lógico), respetando el tono épico y realista del relato?</text:p>
      <text:h text:style-name="Heading_20_5" text:outline-level="5">You said:</text:h>
      <text:p text:style-name="Text_20_body">pensaremos un poco mas en este final mas adelante. tiene que ser algo realista y credible. por ahora lo dejamos en suspenso. pero la idea es que Elara, utilizando las mismas armas que Morgerathus, el engano, consigue que Morgerathus se destruya a si mismo. veremos mas adelante como lo implementamos. puedes crear un resumen del guion general que hemos comentado hasta ahora?</text:p>
      <text:h text:style-name="Heading_20_6" text:outline-level="6">ChatGPT said:</text:h>
      <text:p text:style-name="Text_20_body">Perfecto.<text:line-break/>Aquí tienes un <text:span text:style-name="Strong_20_Emphasis">resumen estructurado del guion general</text:span> que hemos desarrollado hasta ahora, integrando todos los elementos que mencionaste —con énfasis en la tensión, el realismo y la coherencia interna del mundo—:</text:p>
      <text:p text:style-name="Horizontal_20_Line"/>
      <text:h text:style-name="Heading_20_2" text:outline-level="2">🌒 <text:span text:style-name="Strong_20_Emphasis">Línea Argumental General – “Elara y el Codex Perdido”</text:span></text:h>
      <text:h text:style-name="Heading_20_3" text:outline-level="3">1. <text:span text:style-name="Strong_20_Emphasis">El contexto</text:span></text:h>
      <text:p text:style-name="Text_20_body">En la gran isla de <text:span text:style-name="Strong_20_Emphasis">Lluviara</text:span>, una tierra aislada y misteriosa, se oculta el <text:span text:style-name="Strong_20_Emphasis">Codex</text:span>, un antiguo libro mágico que contiene todo el conocimiento. Nadie conoce su paradero exacto ni su verdadero poder, pero las leyendas dicen que quien lo posea podrá comprender los secretos del universo y alterar el destino de todas las cosas.</text:p>
      <text:h text:style-name="Heading_20_3" text:outline-level="3">2. <text:span text:style-name="Strong_20_Emphasis">Elara</text:span></text:h>
      <text:p text:style-name="Text_20_body"><text:span text:style-name="Strong_20_Emphasis">Elara</text:span>, joven aventurera y buscadora de la verdad, inicia su viaje movida por un deseo genuino de conocimiento y por un presentimiento interior que la impulsa hacia el Codex. Ignora, sin embargo, que su búsqueda está vinculada a una <text:span text:style-name="Strong_20_Emphasis">guerra invisible</text:span> entre el bien y el mal que se libra desde hace siglos.</text:p>
      <text:p text:style-name="Text_20_body">Elara desconoce que sus pasos están siendo observados. Cree que su búsqueda es personal, cuando en realidad se ha convertido en <text:span text:style-name="Strong_20_Emphasis">pieza clave de un conflicto cósmico</text:span> que aún no comprende.</text:p>
      <text:h text:style-name="Heading_20_3" text:outline-level="3">3. <text:span text:style-name="Strong_20_Emphasis">Morgerathus</text:span></text:h>
      <text:p text:style-name="Text_20_body">En las sombras reina <text:span text:style-name="Strong_20_Emphasis">Morgerathus</text:span>, el mago más poderoso y antiguo que haya existido.<text:line-break/>Ha conseguido la inmortalidad mediante artes prohibidas y su ambición no conoce límite. Busca el Codex no por curiosidad o sabiduría, sino por <text:span text:style-name="Strong_20_Emphasis">dominio absoluto</text:span>.<text:line-break/>Morgerathus representa el mal en su forma más pura: frío, calculador, inmortal, paciente. No actúa directamente: manipula, envía emisarios, corrompe voluntades y teje engaños.</text:p>
      <text:p text:style-name="Text_20_body"><text:soft-page-break/>Su gran debilidad es que <text:span text:style-name="Strong_20_Emphasis">no conoce la ubicación del Codex</text:span>. Solo puede percibir su presencia cuando su magia es activada. Por eso, al inicio, ignora dónde se encuentra.</text:p>
      <text:h text:style-name="Heading_20_3" text:outline-level="3">4. <text:span text:style-name="Strong_20_Emphasis">El juego de sombras</text:span></text:h>
      <text:p text:style-name="Text_20_body">Cuando Elara entra en contacto con fragmentos del poder del Codex —por ejemplo, al activar su magia sin saberlo—, <text:span text:style-name="Strong_20_Emphasis">Morgerathus percibe el eco místico</text:span>. Así la localiza.<text:line-break/>No puede destruirla ni apresarla, porque <text:span text:style-name="Strong_20_Emphasis">solo ella sabe el camino hacia el Codex</text:span>, aunque aún no sea consciente de ello.</text:p>
      <text:p text:style-name="Text_20_body">Por tanto, su plan es <text:span text:style-name="Strong_20_Emphasis">seguirla a la distancia</text:span>, <text:span text:style-name="Strong_20_Emphasis">confundirla</text:span> y <text:span text:style-name="Strong_20_Emphasis">usar su búsqueda para llegar al libro</text:span>.<text:line-break/>Para lograrlo, envía <text:span text:style-name="Strong_20_Emphasis">secueces y emisarios</text:span> que adoptan diversas formas: aliados aparentes, guías falsos, sabios o protectores.<text:line-break/>Elara, confiada y todavía ingenua, será engañada varias veces, entregando sin saberlo los <text:span text:style-name="Strong_20_Emphasis">amuletos</text:span> que sirven como llaves secundarias.</text:p>
      <text:p text:style-name="Text_20_body">Cada vez que activa un amuleto, Morgerathus percibe el rastro.<text:line-break/>De este modo, sin saberlo, <text:span text:style-name="Strong_20_Emphasis">Elara le conduce hacia todos los objetos necesarios para acceder al Codex</text:span>.</text:p>
      <text:h text:style-name="Heading_20_3" text:outline-level="3">5. <text:span text:style-name="Strong_20_Emphasis">La falsa llave</text:span></text:h>
      <text:p text:style-name="Text_20_body">Al final del viaje, Morgerathus <text:span text:style-name="Strong_20_Emphasis">obtiene la llave verdadera</text:span> que permite abrir el Codex.<text:line-break/>Sin embargo, para llegar hasta el libro, <text:span text:style-name="Strong_20_Emphasis">necesita a Elara</text:span>: solo ella puede atravesar ciertos lugares protegidos por antiguas magias que rechazan al mal.</text:p>
      <text:p text:style-name="Text_20_body">Por ello, el mago le tiende una trampa: <text:span text:style-name="Strong_20_Emphasis">le hace creer que ella ha hallado la llave</text:span>, pero la que posee es una <text:span text:style-name="Strong_20_Emphasis">imitación creada por él mismo</text:span>.<text:line-break/>Elara, convencida de portar el artefacto sagrado, lo utiliza para llegar hasta el Codex… sin saber que <text:span text:style-name="Strong_20_Emphasis">está guiando a Morgerathus</text:span>.</text:p>
      <text:h text:style-name="Heading_20_3" text:outline-level="3">6. <text:span text:style-name="Strong_20_Emphasis">La batalla final</text:span></text:h>
      <text:p text:style-name="Text_20_body">En el lugar sagrado donde reposa el Codex, la trampa se revela:<text:line-break/>Morgerathus aparece, recupera la llave auténtica y activa el poder del libro.<text:line-break/>El Codex <text:span text:style-name="Strong_20_Emphasis">solo escucha a quien posee la llave</text:span>, y Morgerathus la tiene. Elara no puede hacer nada… salvo <text:span text:style-name="Strong_20_Emphasis">engañarlo</text:span>.</text:p>
      <text:p text:style-name="Text_20_body">Elara ha aprendido durante su viaje que <text:span text:style-name="Strong_20_Emphasis">la fuerza bruta no puede vencer al mal</text:span>. Solo el <text:span text:style-name="Strong_20_Emphasis">engaño y la astucia</text:span>, las mismas armas que él utiliza, pueden hacerlo tropezar.</text:p>
      <text:p text:style-name="Text_20_body">Con ingenio, logra que Morgerathus <text:span text:style-name="Strong_20_Emphasis">se equivoque en su invocación</text:span>, que el hechizo que pronuncia <text:span text:style-name="Strong_20_Emphasis">caiga sobre sí mismo</text:span>.<text:line-break/>El Codex, fiel a sus reglas, cumple su mandato al pie de la letra: <text:span text:style-name="Strong_20_Emphasis">le concede exactamente lo que ha pedido</text:span>, aunque no lo que él creía desear.</text:p>
      <text:p text:style-name="Text_20_body">El poder absoluto que invoca se vuelve contra él, destruyéndolo o sellándolo en su propia ambición.</text:p>
      <text:p text:style-name="Text_20_body"><text:span text:style-name="Emphasis">(El detalle exacto del engaño lo desarrollaremos más adelante, debe ser lógico, creíble y sutil.)</text:span></text:p>
      <text:h text:style-name="Heading_20_3" text:outline-level="3"><text:soft-page-break/>7. <text:span text:style-name="Strong_20_Emphasis">Epílogo</text:span></text:h>
      <text:p text:style-name="Text_20_body">Morgerathus desaparece. Elara, exhausta, contempla el Codex:<text:line-break/>ahora comprende que el conocimiento absoluto es peligroso, y que ninguna criatura debería poseerlo.<text:line-break/>Su victoria no ha sido gloriosa, sino amarga y reveladora.<text:line-break/>Comprende que la verdad no se conquista… se merece.</text:p>
      <text:p text:style-name="Horizontal_20_Line"/>
      <text:h text:style-name="Heading_20_2" text:outline-level="2">⚔️ Temas centrales</text:h>
      <text:list xml:id="list1258619842" text:style-name="L40">
        <text:list-item>
          <text:p text:style-name="P48"><text:span text:style-name="Strong_20_Emphasis">El conocimiento como poder y peligro.</text:span></text:p>
        </text:list-item>
        <text:list-item>
          <text:p text:style-name="P48"><text:span text:style-name="Strong_20_Emphasis">El engaño como herramienta del mal… y del bien cuando no hay otra salida.</text:span></text:p>
        </text:list-item>
        <text:list-item>
          <text:p text:style-name="P48"><text:span text:style-name="Strong_20_Emphasis">La ingenuidad que madura en sabiduría.</text:span></text:p>
        </text:list-item>
        <text:list-item>
          <text:p text:style-name="P48"><text:span text:style-name="Strong_20_Emphasis">La lucha eterna entre quienes buscan comprender y quienes solo quieren dominar.</text:span></text:p>
        </text:list-item>
      </text:list>
      <text:p text:style-name="Horizontal_20_Line"/>
      <text:p text:style-name="Text_20_body">¿Deseas que el próximo paso sea organizar este resumen en <text:span text:style-name="Strong_20_Emphasis">estructura narrativa (Acto I, II, III...)</text:span> según el marco del libro que definimos, o prefieres antes trabajar un poco más en <text:span text:style-name="Strong_20_Emphasis">la psicología de Morgerathus y su red de engaños</text:span>?</text:p>
      <text:h text:style-name="Heading_20_5" text:outline-level="5">You said:</text:h>
      <text:p text:style-name="Text_20_body">ahora vamos a continuar trabajando en una plantilla que nos sirva de guia para redactar los capitulos. cada capitulo es una historia aislada que puede leerse independientemente del libro, llamaremos a esto "historia unitaria". y es a la vez una parte del viaje que se integra en la aventura general. para conseguir redactar cada capitulo por separado, sin necesidad de tener terminados capitulos anteriores, quiero crear una interfaz que describa las condiciones de entrada y de salida del capitulo. asi podremos insertarlo en su lugar aunque todavia no esten redactados otros capitulos. Ademas, en cada capitulo la historia abarcara tres areas: -mistica, se comenta un tema mistico, se muestra el punto de vista popular, y Elara obtiene un conocimiento en sintonia con nuestra teoria. -lucha, evoluciona la historia de la lucha entre el bien y el mal. tipicamente, los enviados de Morgerathus dificultaran que Elara consiga sus objetivos. -viaje, se relata aqui la forma en que Elara progresa en su viaje por Lluviara. ------ con estas ideas, los elementos necesarios para el desarrollo de cada capitulo son los siguientes: -condiciones de entrada: objetivos que Elara debe conseguir en este capitulo. de este modo el lector puede seguir el progreso, y al mismo tiempo proporciona material para que actuen los enemigos. -condiciones de salida: se plantean los objetivos de entrada del siguiente capitulo. -historia unitaria: un relato con principio y final que se desarrolla integramente dentro del capitulo. historias inteligentes e intensas, con final sorprendente, revelador o inspirador, queremos dejar al lector pensando. -mistico: incluye{ -el tema del capitulo -el trasfondo mistico que el tema sugiere -el punto de vista popular -ensenanzas, tipicamente Elara encontrara estas ensenanzas en antiguos grabados, ruinas, antiguos escritos, en conversaciones con sabios, u otras formas de obtener conocimiento antiguo. } -lucha: aparece un nuevo enemigo en cada capitulo para complicar el viaje de Elara. la confundira, saboteara sus planes, robara informacion, intentara que Elara no consiga sus objetivos, y asegurara que Morgerathus esta siempre un paso por <text:soft-page-break/>delante. -viaje: Elara atraviesa Lluviara para volver a la gran montana adonde se encuentra el codex. el viaje sera largo y dificil. cada capitulo se desarrolla en un lugar diferente. ------- nota: cada una de las areas, al igual que la historia unitaria, deben tener cierta independencia, y al mismo tiempo, integrarse en la aventura general. es decir, debemos reducir el acoplamiento, para obtener capitulos intercambiables, que puedan variar de posicion sin afectar a la historia general. </text:p>
      <text:h text:style-name="Heading_20_6" text:outline-level="6">ChatGPT said:</text:h>
      <text:p text:style-name="Text_20_body">Excelente planteamiento —esto que propones es sumamente inteligente desde el punto de vista narrativo y técnico.<text:line-break/>Permite modular la historia como si fueran piezas intercambiables dentro de un sistema narrativo coherente, sin depender del orden estricto de redacción.</text:p>
      <text:p text:style-name="Text_20_body">A continuación te presento una <text:span text:style-name="Strong_20_Emphasis">plantilla general o interfaz narrativa para los capítulos de Elara</text:span>, diseñada según tus criterios. La estructura está pensada para que cada capítulo sea una “historia unitaria” con coherencia interna, pero también cumpla con su función dentro del arco global de la saga.</text:p>
      <text:p text:style-name="Horizontal_20_Line"/>
      <text:h text:style-name="Heading_20_2" text:outline-level="2">🧩 <text:span text:style-name="Strong_20_Emphasis">Plantilla narrativa – Capítulo de Elara</text:span></text:h>
      <text:p text:style-name="Horizontal_20_Line"/>
      <text:h text:style-name="Heading_20_3" text:outline-level="3">🜂 <text:span text:style-name="Strong_20_Emphasis">1. Condiciones de entrada</text:span></text:h>
      <text:p text:style-name="Quotations">Define la posición de Elara en la historia antes de comenzar el capítulo.<text:line-break/>Aquí se establecen los <text:span text:style-name="Strong_20_Emphasis">objetivos inmediatos</text:span> y las <text:span text:style-name="Strong_20_Emphasis">circunstancias actuales</text:span> del viaje.</text:p>
      <text:p text:style-name="Text_20_body">Incluye:</text:p>
      <text:list xml:id="list45305216" text:style-name="L41">
        <text:list-item>
          <text:p text:style-name="P49"><text:span text:style-name="Strong_20_Emphasis">Situación inicial:</text:span> (¿Dónde se encuentra Elara? ¿Qué acaba de suceder en el capítulo anterior o en su viaje?)</text:p>
        </text:list-item>
        <text:list-item>
          <text:p text:style-name="P49"><text:span text:style-name="Strong_20_Emphasis">Objetivo principal:</text:span> (¿Qué debe lograr en este capítulo?)</text:p>
        </text:list-item>
        <text:list-item>
          <text:p text:style-name="P49"><text:span text:style-name="Strong_20_Emphasis">Estado emocional o psicológico:</text:span> (¿Cómo se siente? ¿Qué conflicto interior carga?)</text:p>
        </text:list-item>
        <text:list-item>
          <text:p text:style-name="P49"><text:span text:style-name="Strong_20_Emphasis">Amenazas latentes:</text:span> (¿Qué peligro la sigue? ¿Qué acecha en la sombra?)</text:p>
        </text:list-item>
      </text:list>
      <text:p text:style-name="Text_20_body">📘 <text:span text:style-name="Emphasis">Ejemplo:</text:span></text:p>
      <text:p text:style-name="Quotations">Elara llega a las ruinas del Valle Silente buscando el primer amuleto. Ignora que un enviado de Morgerathus la observa desde la distancia.</text:p>
      <text:p text:style-name="Horizontal_20_Line"/>
      <text:h text:style-name="Heading_20_3" text:outline-level="3">🌒 <text:span text:style-name="Strong_20_Emphasis">2. Historia unitaria</text:span></text:h>
      <text:p text:style-name="Quotations">Relato completo e independiente, con su propio planteamiento, desarrollo y desenlace.<text:line-break/>Debe dejar una <text:span text:style-name="Strong_20_Emphasis">enseñanza o revelación</text:span> y mantener la <text:span text:style-name="Strong_20_Emphasis">intensidad dramática</text:span>.</text:p>
      <text:p text:style-name="Text_20_body">Estructura sugerida:</text:p>
      <text:list xml:id="list759690325" text:style-name="L42">
        <text:list-item>
          <text:p text:style-name="P50"><text:soft-page-break/><text:span text:style-name="Strong_20_Emphasis">Planteamiento:</text:span> Presentación del conflicto o misterio del capítulo.</text:p>
        </text:list-item>
        <text:list-item>
          <text:p text:style-name="P50"><text:span text:style-name="Strong_20_Emphasis">Desarrollo:</text:span> Avance de los acontecimientos, aparición de aliados, enemigos o dilemas.</text:p>
        </text:list-item>
        <text:list-item>
          <text:p text:style-name="P50"><text:span text:style-name="Strong_20_Emphasis">Clímax:</text:span> Elara enfrenta la situación límite o el engaño.</text:p>
        </text:list-item>
        <text:list-item>
          <text:p text:style-name="P50"><text:span text:style-name="Strong_20_Emphasis">Desenlace:</text:span> Resolución parcial o aprendizaje. El lector debe quedar sorprendido o reflexionando.</text:p>
        </text:list-item>
      </text:list>
      <text:p text:style-name="Text_20_body">🎭 <text:span text:style-name="Emphasis">Objetivo:</text:span> Que cada historia unitaria funcione como una parábola o aventura simbólica, sin perder realismo ni dureza.</text:p>
      <text:p text:style-name="Horizontal_20_Line"/>
      <text:h text:style-name="Heading_20_3" text:outline-level="3">🔮 <text:span text:style-name="Strong_20_Emphasis">3. Área mística</text:span></text:h>
      <text:p text:style-name="Quotations">El componente filosófico del capítulo.<text:line-break/>Aquí se explora un <text:span text:style-name="Strong_20_Emphasis">tema espiritual o existencial</text:span>, que se enlaza con la teoría general del libro.</text:p>
      <text:p text:style-name="Text_20_body">Incluye:</text:p>
      <text:h text:style-name="Heading_20_4" text:outline-level="4">Tema</text:h>
      <text:p text:style-name="Quotations">¿Qué concepto místico o existencial se explora en este capítulo?<text:line-break/>Ej.: “La fe”, “El destino”, “El amor”, “La magia”, “La muerte”, “La voluntad”.</text:p>
      <text:h text:style-name="Heading_20_4" text:outline-level="4">Trasfondo místico</text:h>
      <text:p text:style-name="Quotations">Breve explicación de la relevancia del tema dentro del universo de Lluviara.<text:line-break/>Ej.: “Los antiguos creían que la fe era un puente entre la mente y la realidad.”</text:p>
      <text:h text:style-name="Heading_20_4" text:outline-level="4">Punto de vista popular</text:h>
      <text:p text:style-name="Quotations">Qué cree el pueblo o la cultura de Lluviara respecto al tema.<text:line-break/>Ej.: “Los aldeanos piensan que la fe es una ilusión, un consuelo para los débiles.”</text:p>
      <text:h text:style-name="Heading_20_4" text:outline-level="4">Enseñanzas</text:h>
      <text:p text:style-name="Quotations">Elara descubre un conocimiento oculto, más profundo y coherente con nuestra teoría.<text:line-break/>Puede provenir de:</text:p>
      <text:list xml:id="list4270076364" text:style-name="L43">
        <text:list-item>
          <text:p text:style-name="P51">Antiguos escritos, templos, grabados, visiones.</text:p>
        </text:list-item>
        <text:list-item>
          <text:p text:style-name="P51">Encuentros con sabios, monjes, viajeros, espíritus, ruinas.</text:p>
        </text:list-item>
      </text:list>
      <text:p text:style-name="Quotations">El conocimiento debe <text:span text:style-name="Strong_20_Emphasis">corregir o ampliar</text:span> el punto de vista popular.</text:p>
      <text:p text:style-name="Text_20_body">📘 <text:span text:style-name="Emphasis">Ejemplo:</text:span></text:p>
      <text:p text:style-name="Quotations">“Elara descubre en un mural que la fe no es una ilusión, sino un acto creador. Que toda forma visible nace primero como una fe invisible.”</text:p>
      <text:p text:style-name="Horizontal_20_Line"><text:soft-page-break/></text:p>
      <text:h text:style-name="Heading_20_3" text:outline-level="3">⚔️ <text:span text:style-name="Strong_20_Emphasis">4. Área de lucha</text:span></text:h>
      <text:p text:style-name="Quotations">Subtrama que desarrolla el <text:span text:style-name="Strong_20_Emphasis">conflicto entre el bien y el mal</text:span>.<text:line-break/>Cada capítulo introduce una <text:span text:style-name="Strong_20_Emphasis">nueva amenaza o secuaz</text:span> de Morgerathus.</text:p>
      <text:p text:style-name="Text_20_body">Incluye:</text:p>
      <text:list xml:id="list1539709934" text:style-name="L44">
        <text:list-item>
          <text:p text:style-name="P52"><text:span text:style-name="Strong_20_Emphasis">El enemigo:</text:span> Quién es, cómo aparece y qué desea.</text:p>
        </text:list-item>
        <text:list-item>
          <text:p text:style-name="P52"><text:span text:style-name="Strong_20_Emphasis">Su estrategia:</text:span> Engaño, sabotaje, manipulación, fuerza.</text:p>
        </text:list-item>
        <text:list-item>
          <text:p text:style-name="P52"><text:span text:style-name="Strong_20_Emphasis">Relación con Elara:</text:span> Cómo intenta confundirla o usarla.</text:p>
        </text:list-item>
        <text:list-item>
          <text:p text:style-name="P52"><text:span text:style-name="Strong_20_Emphasis">Resultado:</text:span> ¿Elara logra superarlo? ¿Qué pierde o aprende?</text:p>
        </text:list-item>
      </text:list>
      <text:p text:style-name="Text_20_body">🎭 <text:span text:style-name="Emphasis">Regla narrativa:</text:span><text:line-break/>Cada enemigo refleja un <text:span text:style-name="Strong_20_Emphasis">aspecto del mal</text:span>: la mentira, la avaricia, la soberbia, la desesperanza, etc.<text:line-break/>Así, la lucha física es también <text:span text:style-name="Strong_20_Emphasis">un reflejo espiritual</text:span>.</text:p>
      <text:p text:style-name="Horizontal_20_Line"/>
      <text:h text:style-name="Heading_20_3" text:outline-level="3">🗺️ <text:span text:style-name="Strong_20_Emphasis">5. Área de viaje</text:span></text:h>
      <text:p text:style-name="Quotations">Relato físico del desplazamiento de Elara por Lluviara.<text:line-break/>Cada capítulo ocurre en <text:span text:style-name="Strong_20_Emphasis">un lugar distinto</text:span> que aporta atmósfera y simbolismo.</text:p>
      <text:p text:style-name="Text_20_body">Incluye:</text:p>
      <text:list xml:id="list1459189599" text:style-name="L45">
        <text:list-item>
          <text:p text:style-name="P53"><text:span text:style-name="Strong_20_Emphasis">Escenario:</text:span> Descripción breve del lugar (geografía, clima, arquitectura, ambiente).</text:p>
        </text:list-item>
        <text:list-item>
          <text:p text:style-name="P53"><text:span text:style-name="Strong_20_Emphasis">Obstáculos naturales:</text:span> montañas, desiertos, mares, ruinas, ciudades corrompidas.</text:p>
        </text:list-item>
        <text:list-item>
          <text:p text:style-name="P53"><text:span text:style-name="Strong_20_Emphasis">Progresión:</text:span> Cómo este tramo del viaje la acerca al Codex (física o espiritualmente).</text:p>
        </text:list-item>
        <text:list-item>
          <text:p text:style-name="P53"><text:span text:style-name="Strong_20_Emphasis">Transformación:</text:span> Qué cambia en Elara al final del trayecto.</text:p>
        </text:list-item>
      </text:list>
      <text:p text:style-name="Text_20_body">📘 <text:span text:style-name="Emphasis">Ejemplo:</text:span></text:p>
      <text:p text:style-name="Quotations">“En el desierto de Espejos, Elara debe enfrentarse a su reflejo: una ilusión que repite sus pensamientos más oscuros.”</text:p>
      <text:p text:style-name="Horizontal_20_Line"/>
      <text:h text:style-name="Heading_20_3" text:outline-level="3">🜃 <text:span text:style-name="Strong_20_Emphasis">6. Condiciones de salida</text:span></text:h>
      <text:p text:style-name="Quotations">Define cómo termina el capítulo y <text:span text:style-name="Strong_20_Emphasis">qué queda preparado para el siguiente</text:span>.</text:p>
      <text:p text:style-name="Text_20_body">Incluye:</text:p>
      <text:list xml:id="list3608518873" text:style-name="L46">
        <text:list-item>
          <text:p text:style-name="P54"><text:span text:style-name="Strong_20_Emphasis">Logro o fracaso:</text:span> ¿Elara consiguió su objetivo? ¿Qué perdió o ganó?</text:p>
        </text:list-item>
        <text:list-item>
          <text:p text:style-name="P54"><text:span text:style-name="Strong_20_Emphasis">Nueva información:</text:span> ¿Qué conocimiento, mapa o amuleto obtiene?</text:p>
        </text:list-item>
        <text:list-item>
          <text:p text:style-name="P54"><text:soft-page-break/><text:span text:style-name="Strong_20_Emphasis">Estado emocional:</text:span> ¿Cómo cambia su ánimo o comprensión del mundo?</text:p>
        </text:list-item>
        <text:list-item>
          <text:p text:style-name="P54"><text:span text:style-name="Strong_20_Emphasis">Puerta al siguiente capítulo:</text:span> Se plantea el <text:span text:style-name="Strong_20_Emphasis">nuevo objetivo</text:span> o dirección del viaje.</text:p>
        </text:list-item>
      </text:list>
      <text:p text:style-name="Text_20_body">📘 <text:span text:style-name="Emphasis">Ejemplo:</text:span></text:p>
      <text:p text:style-name="Quotations">“Elara obtiene el primer amuleto, pero ignora que ha revelado su ubicación a Morgerathus. En la distancia, una sombra sonríe.”</text:p>
      <text:p text:style-name="Horizontal_20_Line"/>
      <text:h text:style-name="Heading_20_2" text:outline-level="2">🔁 <text:span text:style-name="Strong_20_Emphasis">Resumen funcional</text:span></text:h>
      <text:p text:style-name="Text_20_body">Cada capítulo debe:</text:p>
      <text:list xml:id="list2179578322" text:style-name="L47">
        <text:list-item>
          <text:p text:style-name="P55">Tener una <text:span text:style-name="Strong_20_Emphasis">historia independiente</text:span> (inicio y fin).</text:p>
        </text:list-item>
        <text:list-item>
          <text:p text:style-name="P55">Desarrollar un <text:span text:style-name="Strong_20_Emphasis">tema místico</text:span>.</text:p>
        </text:list-item>
        <text:list-item>
          <text:p text:style-name="P55">Avanzar la <text:span text:style-name="Strong_20_Emphasis">lucha entre el bien y el mal</text:span>.</text:p>
        </text:list-item>
        <text:list-item>
          <text:p text:style-name="P55">Progresar el <text:span text:style-name="Strong_20_Emphasis">viaje físico y espiritual</text:span> de Elara.</text:p>
        </text:list-item>
        <text:list-item>
          <text:p text:style-name="P55">Definir <text:span text:style-name="Strong_20_Emphasis">entrada y salida</text:span>, de modo que pueda reordenarse sin romper la continuidad.</text:p>
        </text:list-item>
      </text:list>
      <text:p text:style-name="Horizontal_20_Line"/>
      <text:p text:style-name="Text_20_body">¿Quieres que ahora preparemos <text:span text:style-name="Strong_20_Emphasis">una versión editable tipo formulario</text:span>, para que puedas completarla al comenzar un nuevo capítulo (por ejemplo, como plantilla de trabajo narrativa)?</text:p>
      <text:h text:style-name="Heading_20_5" text:outline-level="5">You said:</text:h>
      <text:p text:style-name="Text_20_body">buena idea. preparala</text:p>
      <text:h text:style-name="Heading_20_6" text:outline-level="6">ChatGPT said:</text:h>
      <text:p text:style-name="Text_20_body">Perfecto.<text:line-break/>Aquí tienes la <text:span text:style-name="Strong_20_Emphasis">versión editable tipo formulario</text:span>, lista para ser utilizada como <text:span text:style-name="Strong_20_Emphasis">plantilla de trabajo narrativa</text:span>.<text:line-break/>Está diseñada para que puedas completarla antes o durante la redacción de un capítulo, y sirve tanto como guía estructural como registro conceptual del viaje.</text:p>
      <text:p text:style-name="Horizontal_20_Line"/>
      <text:h text:style-name="Heading_20_1" text:outline-level="1">🧭 Plantilla Narrativa – Capítulo de <text:span text:style-name="Emphasis">Elara</text:span></text:h>
      <text:p text:style-name="Horizontal_20_Line"/>
      <text:h text:style-name="Heading_20_2" text:outline-level="2">🜂 1. Condiciones de entrada</text:h>
      <text:p text:style-name="Text_20_body"><text:span text:style-name="Strong_20_Emphasis">Situación inicial:</text:span></text:p>
      <text:p text:style-name="Quotations">(¿Dónde se encuentra Elara al comenzar el capítulo? ¿Qué acaba de suceder?)</text:p>
      <text:p text:style-name="Text_20_body"><text:soft-page-break/><text:span text:style-name="Strong_20_Emphasis">Objetivo principal:</text:span></text:p>
      <text:p text:style-name="Quotations">(¿Qué debe lograr Elara en este capítulo?)</text:p>
      <text:p text:style-name="Text_20_body"><text:span text:style-name="Strong_20_Emphasis">Estado emocional o psicológico:</text:span></text:p>
      <text:p text:style-name="Quotations">(¿Cómo se siente? ¿Qué conflicto interior o duda la acompaña?)</text:p>
      <text:p text:style-name="Text_20_body"><text:span text:style-name="Strong_20_Emphasis">Amenazas latentes:</text:span></text:p>
      <text:p text:style-name="Quotations">(¿Qué peligro o enemigo la sigue desde las sombras?)</text:p>
      <text:p text:style-name="Horizontal_20_Line"/>
      <text:h text:style-name="Heading_20_2" text:outline-level="2">🌒 2. Historia unitaria</text:h>
      <text:p text:style-name="Text_20_body"><text:span text:style-name="Strong_20_Emphasis">Título provisional:</text:span></text:p>
      <text:p text:style-name="Quotations">(Título simbólico o temático del capítulo)</text:p>
      <text:p text:style-name="Text_20_body"><text:span text:style-name="Strong_20_Emphasis">Planteamiento:</text:span></text:p>
      <text:p text:style-name="Quotations">(Presenta el conflicto o misterio inicial)</text:p>
      <text:p text:style-name="Text_20_body"><text:span text:style-name="Strong_20_Emphasis">Desarrollo:</text:span></text:p>
      <text:p text:style-name="Quotations">(Describe los principales acontecimientos del capítulo)</text:p>
      <text:p text:style-name="Text_20_body"><text:span text:style-name="Strong_20_Emphasis">Clímax:</text:span></text:p>
      <text:p text:style-name="Quotations">(Momento de máxima tensión, revelación o enfrentamiento)</text:p>
      <text:p text:style-name="Text_20_body"><text:span text:style-name="Strong_20_Emphasis">Desenlace:</text:span></text:p>
      <text:p text:style-name="Quotations">(Resolución. ¿Qué cambia en Elara? ¿Qué enseñanza deja?)</text:p>
      <text:p text:style-name="Text_20_body"><text:span text:style-name="Strong_20_Emphasis">Mensaje o reflexión final:</text:span></text:p>
      <text:p text:style-name="Quotations">(Frase o idea que condensa el sentido del capítulo)</text:p>
      <text:p text:style-name="Horizontal_20_Line"/>
      <text:h text:style-name="Heading_20_2" text:outline-level="2">🔮 3. Área mística</text:h>
      <text:p text:style-name="Text_20_body"><text:span text:style-name="Strong_20_Emphasis">Tema místico:</text:span></text:p>
      <text:p text:style-name="Quotations">(Ejemplo: La fe, el amor, el destino, la voluntad, la magia, el alma...)</text:p>
      <text:p text:style-name="Text_20_body"><text:span text:style-name="Strong_20_Emphasis">Trasfondo místico:</text:span></text:p>
      <text:p text:style-name="Quotations">(Breve contexto o significado filosófico dentro de Lluviara)</text:p>
      <text:p text:style-name="Text_20_body"><text:soft-page-break/><text:span text:style-name="Strong_20_Emphasis">Punto de vista popular:</text:span></text:p>
      <text:p text:style-name="Quotations">(Qué cree la gente común sobre este tema)</text:p>
      <text:p text:style-name="Text_20_body"><text:span text:style-name="Strong_20_Emphasis">Descubrimiento / Enseñanza:</text:span></text:p>
      <text:p text:style-name="Quotations">(Qué verdad profunda encuentra Elara y cómo la descubre)</text:p>
      <text:p text:style-name="Text_20_body"><text:span text:style-name="Strong_20_Emphasis">Fuente de conocimiento:</text:span></text:p>
      <text:p text:style-name="Quotations">(Antiguo texto, mural, encuentro, visión, sabio, ruina, etc.)</text:p>
      <text:p text:style-name="Horizontal_20_Line"/>
      <text:h text:style-name="Heading_20_2" text:outline-level="2">⚔️ 4. Área de lucha</text:h>
      <text:p text:style-name="Text_20_body"><text:span text:style-name="Strong_20_Emphasis">Enemigo o antagonista del capítulo:</text:span></text:p>
      <text:p text:style-name="Quotations">(Nombre, tipo, rasgos, procedencia)</text:p>
      <text:p text:style-name="Text_20_body"><text:span text:style-name="Strong_20_Emphasis">Propósito del enemigo:</text:span></text:p>
      <text:p text:style-name="Quotations">(Qué busca conseguir y cómo lo intenta)</text:p>
      <text:p text:style-name="Text_20_body"><text:span text:style-name="Strong_20_Emphasis">Estrategia o método:</text:span></text:p>
      <text:p text:style-name="Quotations">(Engaño, manipulación, fuerza, tentación, sabotaje, etc.)</text:p>
      <text:p text:style-name="Text_20_body"><text:span text:style-name="Strong_20_Emphasis">Desenlace del enfrentamiento:</text:span></text:p>
      <text:p text:style-name="Quotations">(¿Elara vence, escapa, pierde algo, aprende?)</text:p>
      <text:p text:style-name="Text_20_body"><text:span text:style-name="Strong_20_Emphasis">Aspecto del mal representado:</text:span></text:p>
      <text:p text:style-name="Quotations">(Ejemplo: mentira, ambición, desesperanza, soberbia...)</text:p>
      <text:p text:style-name="Horizontal_20_Line"/>
      <text:h text:style-name="Heading_20_2" text:outline-level="2">🗺️ 5. Área de viaje</text:h>
      <text:p text:style-name="Text_20_body"><text:span text:style-name="Strong_20_Emphasis">Escenario principal:</text:span></text:p>
      <text:p text:style-name="Quotations">(Descripción breve del lugar: entorno, clima, atmósfera)</text:p>
      <text:p text:style-name="Text_20_body"><text:span text:style-name="Strong_20_Emphasis">Simbolismo del lugar:</text:span></text:p>
      <text:p text:style-name="Quotations">(Qué representa este sitio en el viaje interior de Elara)</text:p>
      <text:p text:style-name="Text_20_body"><text:span text:style-name="Strong_20_Emphasis">Obstáculos naturales o culturales:</text:span></text:p>
      <text:p text:style-name="Quotations">(Dificultades físicas o sociales del entorno)</text:p>
      <text:p text:style-name="Text_20_body"><text:soft-page-break/><text:span text:style-name="Strong_20_Emphasis">Progresión:</text:span></text:p>
      <text:p text:style-name="Quotations">(Cómo este tramo la acerca al Codex o a su comprensión)</text:p>
      <text:p text:style-name="Text_20_body"><text:span text:style-name="Strong_20_Emphasis">Transformación:</text:span></text:p>
      <text:p text:style-name="Quotations">(Qué cambia en ella al final del recorrido)</text:p>
      <text:p text:style-name="Horizontal_20_Line"/>
      <text:h text:style-name="Heading_20_2" text:outline-level="2">🜃 6. Condiciones de salida</text:h>
      <text:p text:style-name="Text_20_body"><text:span text:style-name="Strong_20_Emphasis">Resultado del capítulo:</text:span></text:p>
      <text:p text:style-name="Quotations">(¿Logró su objetivo? ¿Qué ganó o perdió?)</text:p>
      <text:p text:style-name="Text_20_body"><text:span text:style-name="Strong_20_Emphasis">Nuevo conocimiento o pista obtenida:</text:span></text:p>
      <text:p text:style-name="Quotations">(Objeto, mapa, símbolo, fragmento de sabiduría...)</text:p>
      <text:p text:style-name="Text_20_body"><text:span text:style-name="Strong_20_Emphasis">Consecuencia del enfrentamiento:</text:span></text:p>
      <text:p text:style-name="Quotations">(Efectos físicos, emocionales o morales en Elara)</text:p>
      <text:p text:style-name="Text_20_body"><text:span text:style-name="Strong_20_Emphasis">Puerta al siguiente capítulo:</text:span></text:p>
      <text:p text:style-name="Quotations">(Nuevo destino, meta o amenaza que queda planteada)</text:p>
      <text:p text:style-name="Horizontal_20_Line"/>
      <text:h text:style-name="Heading_20_2" text:outline-level="2">🜁 7. Notas del autor</text:h>
      <text:p text:style-name="Quotations">(Observaciones generales, símbolos recurrentes, paralelismos, frases clave, vínculos con otros capítulos.)</text:p>
      <text:p text:style-name="Horizontal_20_Line"/>
      <text:p text:style-name="Text_20_body">¿Quieres que te prepare ahora una <text:span text:style-name="Strong_20_Emphasis">versión en formato tabla (Markdown o Word)</text:span> para que puedas rellenarla directamente en tus documentos de trabajo?<text:line-break/>Así podrías copiarla y completarla fácilmente capítulo a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04T17:09:14.770000000</meta:creation-date>
    <dc:date>2025-10-04T17:09:35.117000000</dc:date>
    <meta:editing-duration>PT20S</meta:editing-duration>
    <meta:editing-cycles>1</meta:editing-cycles>
    <meta:document-statistic meta:table-count="1" meta:image-count="0" meta:object-count="0" meta:page-count="34" meta:paragraph-count="547" meta:word-count="11262" meta:character-count="67827" meta:non-whitespace-character-count="57290"/>
    <meta:generator>LibreOffice/7.3.5.2$Windows_X86_64 LibreOffice_project/184fe81b8c8c30d8b5082578aee2fed2ea847c01</meta:generator>
  </office:meta>
</office:document-meta>
</file>